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family-generic="modern" style:font-pitch="fixed"/>
    <style:font-face style:name="Linux Libertine G2" svg:font-family="'Linux Libertine G'" style:font-pitch="variable"/>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3" svg:font-family="'Linux Libertine G'"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fo:color="#00ff00"/>
    </style:style>
    <style:style style:name="P4" style:family="paragraph" style:parent-style-name="Text_20_body">
      <style:paragraph-properties fo:text-align="justify" style:justify-single-word="false"/>
    </style:style>
    <style:style style:name="P5" style:family="paragraph" style:parent-style-name="Standard">
      <style:paragraph-properties fo:text-align="justify" style:justify-single-word="false">
        <style:tab-stops>
          <style:tab-stop style:position="0.1354in"/>
        </style:tab-stops>
      </style:paragraph-properties>
      <style:text-properties fo:color="#00ff00" officeooo:paragraph-rsid="0011b7a1"/>
    </style:style>
    <style:style style:name="P6" style:family="paragraph" style:parent-style-name="Standard">
      <style:paragraph-properties fo:text-align="justify" style:justify-single-word="false">
        <style:tab-stops>
          <style:tab-stop style:position="0.1354in"/>
        </style:tab-stops>
      </style:paragraph-properties>
      <style:text-properties fo:color="#00ff00"/>
    </style:style>
    <style:style style:name="P7" style:family="paragraph" style:parent-style-name="Standard">
      <style:paragraph-properties fo:text-align="justify" style:justify-single-word="false"/>
      <style:text-properties fo:color="#00ff00"/>
    </style:style>
    <style:style style:name="P8" style:family="paragraph" style:parent-style-name="Text_20_body" style:list-style-name="L1">
      <style:paragraph-properties fo:text-align="justify" style:justify-single-word="false"/>
      <style:text-properties fo:color="#00ff00"/>
    </style:style>
    <style:style style:name="P9" style:family="paragraph" style:parent-style-name="Standard">
      <style:paragraph-properties fo:text-align="justify" style:justify-single-word="false"/>
    </style:style>
    <style:style style:name="P10" style:family="paragraph" style:parent-style-name="Text_20_body">
      <style:paragraph-properties fo:text-align="justify" style:justify-single-word="false"/>
    </style:style>
    <style:style style:name="P11" style:family="paragraph" style:parent-style-name="Heading">
      <style:paragraph-properties fo:text-align="center" style:justify-single-word="false"/>
    </style:style>
    <style:style style:name="P12" style:family="paragraph" style:parent-style-name="Standard">
      <style:paragraph-properties fo:text-align="justify" style:justify-single-word="false" fo:break-before="page"/>
    </style:style>
    <style:style style:name="P13" style:family="paragraph" style:parent-style-name="Heading_20_1">
      <style:paragraph-properties fo:text-align="center" style:justify-single-word="false"/>
    </style:style>
    <style:style style:name="P14" style:family="paragraph" style:parent-style-name="Heading_20_2">
      <style:paragraph-properties fo:text-align="justify" style:justify-single-word="false"/>
    </style:style>
    <style:style style:name="P15" style:family="paragraph" style:parent-style-name="Text_20_body">
      <style:paragraph-properties fo:text-align="justify" style:justify-single-word="false"/>
      <style:text-properties fo:color="#00ff00"/>
    </style:style>
    <style:style style:name="P16" style:family="paragraph" style:parent-style-name="Text_20_body" style:list-style-name="L1">
      <style:paragraph-properties fo:text-align="justify" style:justify-single-word="false"/>
      <style:text-properties fo:color="#00ff00"/>
    </style:style>
    <style:style style:name="P17" style:family="paragraph" style:parent-style-name="Text_20_body" style:list-style-name="L1">
      <style:paragraph-properties fo:text-align="justify" style:justify-single-word="false"/>
      <style:text-properties fo:color="#00ff00" officeooo:paragraph-rsid="0012089e"/>
    </style:style>
    <style:style style:name="P18" style:family="paragraph" style:parent-style-name="Text_20_body" style:list-style-name="L2">
      <style:paragraph-properties fo:text-align="justify" style:justify-single-word="false"/>
      <style:text-properties fo:color="#00ff00"/>
    </style:style>
    <style:style style:name="P19" style:family="paragraph" style:parent-style-name="Text_20_body" style:list-style-name="L2">
      <style:paragraph-properties fo:text-align="justify" style:justify-single-word="false"/>
      <style:text-properties fo:color="#00ff00" officeooo:paragraph-rsid="0011b7a1"/>
    </style:style>
    <style:style style:name="P20" style:family="paragraph" style:parent-style-name="Text_20_body" style:list-style-name="L7">
      <style:paragraph-properties fo:text-align="justify" style:justify-single-word="false"/>
      <style:text-properties fo:color="#00ff00"/>
    </style:style>
    <style:style style:name="P21" style:family="paragraph" style:parent-style-name="Text_20_body" style:list-style-name="L8">
      <style:paragraph-properties fo:text-align="justify" style:justify-single-word="false"/>
      <style:text-properties fo:color="#00ff00"/>
    </style:style>
    <style:style style:name="P22" style:family="paragraph" style:parent-style-name="Text_20_body" style:list-style-name="L8">
      <style:paragraph-properties fo:text-align="justify" style:justify-single-word="false"/>
      <style:text-properties fo:color="#00ff00" officeooo:paragraph-rsid="0012089e"/>
    </style:style>
    <style:style style:name="P23" style:family="paragraph" style:parent-style-name="Text_20_body" style:list-style-name="L9">
      <style:paragraph-properties fo:text-align="justify" style:justify-single-word="false"/>
      <style:text-properties fo:color="#00ff00"/>
    </style:style>
    <style:style style:name="P24" style:family="paragraph" style:parent-style-name="Text_20_body" style:list-style-name="L9">
      <style:paragraph-properties fo:text-align="justify" style:justify-single-word="false"/>
      <style:text-properties fo:color="#00ff00" officeooo:paragraph-rsid="0012089e"/>
    </style:style>
    <style:style style:name="P25" style:family="paragraph" style:parent-style-name="Text_20_body" style:list-style-name="L10">
      <style:paragraph-properties fo:text-align="justify" style:justify-single-word="false"/>
      <style:text-properties fo:color="#00ff00"/>
    </style:style>
    <style:style style:name="P26" style:family="paragraph" style:parent-style-name="Text_20_body" style:list-style-name="L11">
      <style:paragraph-properties fo:text-align="justify" style:justify-single-word="false"/>
      <style:text-properties fo:color="#00ff00"/>
    </style:style>
    <style:style style:name="P27" style:family="paragraph" style:parent-style-name="Text_20_body" style:list-style-name="L13">
      <style:paragraph-properties fo:text-align="justify" style:justify-single-word="false"/>
      <style:text-properties fo:color="#00ff00"/>
    </style:style>
    <style:style style:name="P28" style:family="paragraph" style:parent-style-name="Text_20_body" style:list-style-name="L14">
      <style:paragraph-properties fo:text-align="justify" style:justify-single-word="false"/>
      <style:text-properties fo:color="#00ff00"/>
    </style:style>
    <style:style style:name="P29" style:family="paragraph" style:parent-style-name="Text_20_body" style:list-style-name="L15">
      <style:paragraph-properties fo:text-align="justify" style:justify-single-word="false"/>
      <style:text-properties fo:color="#00ff00"/>
    </style:style>
    <style:style style:name="P30" style:family="paragraph" style:parent-style-name="Text_20_body" style:list-style-name="L16">
      <style:paragraph-properties fo:text-align="justify" style:justify-single-word="false"/>
      <style:text-properties fo:color="#00ff00"/>
    </style:style>
    <style:style style:name="P31" style:family="paragraph" style:parent-style-name="Text_20_body" style:list-style-name="L9">
      <style:paragraph-properties fo:text-align="justify" style:justify-single-word="false"/>
      <style:text-properties fo:color="#00ff00" style:font-name="Linux Libertine G2" officeooo:rsid="0012089e" officeooo:paragraph-rsid="0012089e"/>
    </style:style>
    <style:style style:name="P32" style:family="paragraph" style:parent-style-name="Text_20_body">
      <style:paragraph-properties fo:text-align="justify" style:justify-single-word="false"/>
    </style:style>
    <style:style style:name="P33" style:family="paragraph" style:parent-style-name="Text_20_body" style:list-style-name="L2">
      <style:paragraph-properties fo:text-align="justify" style:justify-single-word="false"/>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7">
      <style:paragraph-properties fo:text-align="justify" style:justify-single-word="false"/>
    </style:style>
    <style:style style:name="P36" style:family="paragraph" style:parent-style-name="Text_20_body" style:list-style-name="L9">
      <style:paragraph-properties fo:text-align="justify" style:justify-single-word="false"/>
    </style:style>
    <style:style style:name="P37" style:family="paragraph" style:parent-style-name="Text_20_body" style:list-style-name="L10">
      <style:paragraph-properties fo:text-align="justify" style:justify-single-word="false"/>
    </style:style>
    <style:style style:name="P38" style:family="paragraph" style:parent-style-name="Text_20_body" style:list-style-name="L11">
      <style:paragraph-properties fo:text-align="justify" style:justify-single-word="false"/>
    </style:style>
    <style:style style:name="P39" style:family="paragraph" style:parent-style-name="Text_20_body" style:list-style-name="L13">
      <style:paragraph-properties fo:text-align="justify" style:justify-single-word="false"/>
    </style:style>
    <style:style style:name="P40" style:family="paragraph" style:parent-style-name="Text_20_body" style:list-style-name="L14">
      <style:paragraph-properties fo:text-align="justify" style:justify-single-word="false"/>
    </style:style>
    <style:style style:name="P41" style:family="paragraph" style:parent-style-name="Text_20_body" style:list-style-name="L15">
      <style:paragraph-properties fo:text-align="justify" style:justify-single-word="false"/>
    </style:style>
    <style:style style:name="P42" style:family="paragraph" style:parent-style-name="Text_20_body" style:list-style-name="L16">
      <style:paragraph-properties fo:text-align="justify" style:justify-single-word="false"/>
    </style:style>
    <style:style style:name="P43" style:family="paragraph" style:parent-style-name="Text_20_body" style:list-style-name="L15">
      <style:paragraph-properties fo:text-align="justify" style:justify-single-word="false"/>
      <style:text-properties fo:color="#cccc00"/>
    </style:style>
    <style:style style:name="P44" style:family="paragraph" style:parent-style-name="Text_20_body" style:list-style-name="L16">
      <style:paragraph-properties fo:text-align="justify" style:justify-single-word="false"/>
      <style:text-properties fo:color="#cccc00"/>
    </style:style>
    <style:style style:name="P45" style:family="paragraph" style:parent-style-name="Text_20_body" style:list-style-name="L8">
      <style:paragraph-properties fo:margin-left="1.4772in" fo:margin-right="0in" fo:text-align="justify" style:justify-single-word="false" fo:text-indent="-0.25in" style:auto-text-indent="false"/>
      <style:text-properties fo:color="#00ff00"/>
    </style:style>
    <style:style style:name="P46" style:family="paragraph" style:parent-style-name="Standard">
      <style:paragraph-properties fo:text-align="justify" style:justify-single-word="false">
        <style:tab-stops>
          <style:tab-stop style:position="0.1354in"/>
        </style:tab-stops>
      </style:paragraph-properties>
      <style:text-properties officeooo:rsid="0011b7a1" officeooo:paragraph-rsid="0011b7a1"/>
    </style:style>
    <style:style style:name="P47" style:family="paragraph" style:parent-style-name="Standard" style:list-style-name="L3">
      <style:paragraph-properties fo:text-align="justify" style:justify-single-word="false">
        <style:tab-stops>
          <style:tab-stop style:position="0.1354in"/>
        </style:tab-stops>
      </style:paragraph-properties>
      <style:text-properties fo:color="#00ff00" officeooo:rsid="0011b7a1" officeooo:paragraph-rsid="0011b7a1"/>
    </style:style>
    <style:style style:name="P48" style:family="paragraph" style:parent-style-name="Standard">
      <style:paragraph-properties fo:text-align="justify" style:justify-single-word="false"/>
      <style:text-properties fo:color="#00ff00"/>
    </style:style>
    <style:style style:name="P49" style:family="paragraph" style:parent-style-name="Standard">
      <style:paragraph-properties fo:text-align="justify" style:justify-single-word="false">
        <style:tab-stops>
          <style:tab-stop style:position="0.1354in"/>
        </style:tab-stops>
      </style:paragraph-properties>
      <style:text-properties fo:color="#00ff00"/>
    </style:style>
    <style:style style:name="P50" style:family="paragraph" style:parent-style-name="Standard" style:list-style-name="L3">
      <style:paragraph-properties fo:text-align="justify" style:justify-single-word="false">
        <style:tab-stops>
          <style:tab-stop style:position="0.1354in"/>
        </style:tab-stops>
      </style:paragraph-properties>
      <style:text-properties fo:color="#00ff00"/>
    </style:style>
    <style:style style:name="P51" style:family="paragraph" style:parent-style-name="Standard" style:list-style-name="L3">
      <style:paragraph-properties fo:text-align="justify" style:justify-single-word="false">
        <style:tab-stops>
          <style:tab-stop style:position="0.1354in"/>
        </style:tab-stops>
      </style:paragraph-properties>
      <style:text-properties fo:color="#00ff00" officeooo:paragraph-rsid="0011b7a1"/>
    </style:style>
    <style:style style:name="P52" style:family="paragraph" style:parent-style-name="Standard" style:list-style-name="L4">
      <style:paragraph-properties fo:text-align="justify" style:justify-single-word="false">
        <style:tab-stops>
          <style:tab-stop style:position="0.1354in"/>
        </style:tab-stops>
      </style:paragraph-properties>
      <style:text-properties fo:color="#00ff00"/>
    </style:style>
    <style:style style:name="P53" style:family="paragraph" style:parent-style-name="Standard">
      <style:paragraph-properties fo:text-align="justify" style:justify-single-word="false">
        <style:tab-stops>
          <style:tab-stop style:position="0.1354in"/>
        </style:tab-stops>
      </style:paragraph-properties>
      <style:text-properties fo:color="#00ff00" officeooo:paragraph-rsid="0011b7a1"/>
    </style:style>
    <style:style style:name="P54" style:family="paragraph" style:parent-style-name="Standard" style:list-style-name="L4">
      <style:paragraph-properties fo:text-align="justify" style:justify-single-word="false"/>
      <style:text-properties fo:color="#00ff00"/>
    </style:style>
    <style:style style:name="P55" style:family="paragraph" style:parent-style-name="Standard" style:list-style-name="L5">
      <style:paragraph-properties fo:text-align="justify" style:justify-single-word="false"/>
      <style:text-properties fo:color="#00ff00"/>
    </style:style>
    <style:style style:name="P56" style:family="paragraph" style:parent-style-name="Standard" style:list-style-name="L5">
      <style:paragraph-properties fo:text-align="justify" style:justify-single-word="false"/>
      <style:text-properties fo:color="#00ff00" officeooo:paragraph-rsid="0011b7a1"/>
    </style:style>
    <style:style style:name="P57" style:family="paragraph" style:parent-style-name="Standard" style:list-style-name="L6">
      <style:paragraph-properties fo:text-align="justify" style:justify-single-word="false"/>
      <style:text-properties fo:color="#00ff00"/>
    </style:style>
    <style:style style:name="P58" style:family="paragraph" style:parent-style-name="Standard" style:list-style-name="L12">
      <style:paragraph-properties fo:text-align="justify" style:justify-single-word="false"/>
      <style:text-properties fo:color="#00ff00"/>
    </style:style>
    <style:style style:name="P59" style:family="paragraph" style:parent-style-name="Standard" style:list-style-name="L3">
      <style:paragraph-properties fo:text-align="justify" style:justify-single-word="false">
        <style:tab-stops>
          <style:tab-stop style:position="0.1354in"/>
        </style:tab-stops>
      </style:paragraph-properties>
      <style:text-properties fo:color="#cccc00"/>
    </style:style>
    <style:style style:name="P60" style:family="paragraph" style:parent-style-name="Standard" style:list-style-name="L12">
      <style:paragraph-properties fo:text-align="justify" style:justify-single-word="false"/>
      <style:text-properties fo:color="#cccc00"/>
    </style:style>
    <style:style style:name="P61" style:family="paragraph" style:parent-style-name="Standard">
      <style:paragraph-properties fo:text-align="justify" style:justify-single-word="false"/>
    </style:style>
    <style:style style:name="P62" style:family="paragraph" style:parent-style-name="Standard" style:list-style-name="L3">
      <style:paragraph-properties fo:text-align="justify" style:justify-single-word="false">
        <style:tab-stops>
          <style:tab-stop style:position="0.1354in"/>
        </style:tab-stops>
      </style:paragraph-properties>
    </style:style>
    <style:style style:name="P63" style:family="paragraph" style:parent-style-name="Standard" style:list-style-name="L4">
      <style:paragraph-properties fo:text-align="justify" style:justify-single-word="false">
        <style:tab-stops>
          <style:tab-stop style:position="0.1354in"/>
        </style:tab-stops>
      </style:paragraph-properties>
    </style:style>
    <style:style style:name="P64" style:family="paragraph" style:parent-style-name="Standard" style:list-style-name="L4">
      <style:paragraph-properties fo:text-align="justify" style:justify-single-word="false"/>
    </style:style>
    <style:style style:name="P65" style:family="paragraph" style:parent-style-name="Standard" style:list-style-name="L5">
      <style:paragraph-properties fo:text-align="justify" style:justify-single-word="false"/>
    </style:style>
    <style:style style:name="P66" style:family="paragraph" style:parent-style-name="Standard" style:list-style-name="L12">
      <style:paragraph-properties fo:text-align="justify" style:justify-single-word="false"/>
    </style:style>
    <style:style style:name="P67" style:family="paragraph" style:parent-style-name="Standard" style:list-style-name="L4">
      <style:paragraph-properties fo:text-align="justify" style:justify-single-word="false"/>
      <style:text-properties fo:color="#b3b300"/>
    </style:style>
    <style:style style:name="T1" style:family="text">
      <style:text-properties officeooo:rsid="0011b7a1"/>
    </style:style>
    <style:style style:name="T2" style:family="text">
      <style:text-properties fo:color="#00ff00"/>
    </style:style>
    <style:style style:name="T3" style:family="text">
      <style:text-properties style:font-name="Courier" officeooo:rsid="0011b7a1"/>
    </style:style>
    <style:style style:name="T4" style:family="text">
      <style:text-properties fo:color="#cccc00" officeooo:rsid="0011b7a1"/>
    </style:style>
    <style:style style:name="T5" style:family="text">
      <style:text-properties style:font-name="Courier"/>
    </style:style>
    <style:style style:name="T6" style:family="text">
      <style:text-properties officeooo:rsid="0012089e"/>
    </style:style>
    <style:style style:name="T7" style:family="text">
      <style:text-properties fo:color="#cccc00" officeooo:rsid="001476fa"/>
    </style:style>
    <style:style style:name="T8" style:family="text">
      <style:text-properties officeooo:rsid="0011b7a1"/>
    </style:style>
    <style:style style:name="T9" style:family="text">
      <style:text-properties fo:color="#00ff00"/>
    </style:style>
    <style:style style:name="T10" style:family="text">
      <style:text-properties fo:color="#00ff00" style:font-name="Courier"/>
    </style:style>
    <style:style style:name="T11" style:family="text">
      <style:text-properties style:font-name="Courier"/>
    </style:style>
    <style:style style:name="T12" style:family="text">
      <style:text-properties style:font-name="Courier" officeooo:rsid="0011b7a1"/>
    </style:style>
    <style:style style:name="T13" style:family="text">
      <style:text-properties style:font-name="Courier" officeooo:rsid="0012089e"/>
    </style:style>
    <style:style style:name="T14" style:family="text">
      <style:text-properties fo:color="#cccc00"/>
    </style:style>
    <style:style style:name="T15" style:family="text">
      <style:text-properties fo:color="#cccc00" officeooo:rsid="0011b7a1"/>
    </style:style>
    <style:style style:name="T16" style:family="text">
      <style:text-properties fo:color="#cccc00" officeooo:rsid="001476fa"/>
    </style:style>
    <style:style style:name="T17" style:family="text">
      <style:text-properties fo:color="#cccc00" style:font-name="Courier" officeooo:rsid="001476fa"/>
    </style:style>
    <style:style style:name="T18" style:family="text">
      <style:text-properties officeooo:rsid="0012089e"/>
    </style:style>
    <style:style style:name="T19" style:family="text">
      <style:text-properties style:font-name="Linux Libertine G2"/>
    </style:style>
    <style:style style:name="T20" style:family="text">
      <style:text-properties style:font-name="Linux Libertine G2" officeooo:rsid="0012089e"/>
    </style:style>
    <style:style style:name="T21" style:family="text">
      <style:text-properties officeooo:rsid="001476fa"/>
    </style:style>
    <style:style style:name="T22" style:family="text">
      <style:text-properties style:font-name="Courier"/>
    </style:style>
    <style:style style:name="T23" style:family="text">
      <style:text-properties style:font-name="Courier" officeooo:rsid="001476fa"/>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4811in" fo:text-indent="-0.25in" fo:margin-left="1.48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11in" fo:text-indent="-0.25in" fo:margin-left="1.73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11in" fo:text-indent="-0.25in" fo:margin-left="1.9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11in" fo:text-indent="-0.25in" fo:margin-left="2.23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11in" fo:text-indent="-0.25in" fo:margin-left="2.48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11in" fo:text-indent="-0.25in" fo:margin-left="2.73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11in" fo:text-indent="-0.25in" fo:margin-left="2.9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11in" fo:text-indent="-0.25in" fo:margin-left="3.23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11in" fo:text-indent="-0.25in" fo:margin-left="3.48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11in" fo:text-indent="-0.25in" fo:margin-left="3.7311in"/>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811in" fo:text-indent="-0.311in" fo:margin-left="0.81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17684531460096" text:id="ct17684531460096">
          <text:insertion>
            <office:change-info>
              <dc:creator>Autor desconocido</dc:creator>
              <dc:date>2013-03-19T10:25:00</dc:date>
            </office:change-info>
          </text:insertion>
        </text:changed-region>
        <text:changed-region xml:id="ct17684506734336" text:id="ct17684506734336">
          <text:deletion>
            <office:change-info>
              <dc:creator>Autor desconocido</dc:creator>
              <dc:date>2013-03-19T10:25:00</dc:date>
            </office:change-info>
            <text:p text:style-name="Title">1</text:p>
          </text:deletion>
        </text:changed-region>
        <text:changed-region xml:id="ct17684506731264" text:id="ct17684506731264">
          <text:insertion>
            <office:change-info>
              <dc:creator>Autor desconocido</dc:creator>
              <dc:date>2013-03-19T10:25:00</dc:date>
            </office:change-info>
          </text:insertion>
        </text:changed-region>
        <text:changed-region xml:id="ct17684506730496" text:id="ct17684506730496">
          <text:deletion>
            <office:change-info>
              <dc:creator>Autor desconocido</dc:creator>
              <dc:date>2013-03-19T10:25:00</dc:date>
            </office:change-info>
            <text:h text:style-name="P1" text:outline-level="1">Octubre</text:h>
          </text:deletion>
        </text:changed-region>
        <text:changed-region xml:id="ct17684506732544" text:id="ct17684506732544">
          <text:deletion>
            <office:change-info>
              <dc:creator>Unknown Author</dc:creator>
              <dc:date>2014-03-31T09:10:00</dc:date>
            </office:change-info>
            <text:h text:style-name="P1" text:outline-level="1">3</text:h>
          </text:deletion>
          <text:insertion>
            <office:change-info office:chg-author="Autor desconocido" office:chg-date-time="2013-03-19T10:25:00"/>
          </text:insertion>
        </text:changed-region>
        <text:changed-region xml:id="ct17684506730752" text:id="ct17684506730752">
          <text:deletion>
            <office:change-info>
              <dc:creator>Autor desconocido</dc:creator>
              <dc:date>2013-03-19T10:25:00</dc:date>
            </office:change-info>
            <text:h text:style-name="P1" text:outline-level="1">1</text:h>
          </text:deletion>
        </text:changed-region>
        <text:changed-region xml:id="ct17684423618816" text:id="ct17684423618816">
          <text:insertion>
            <office:change-info>
              <dc:creator>Unknown Author</dc:creator>
              <dc:date>2014-03-31T09:10:00</dc:date>
            </office:change-info>
          </text:insertion>
        </text:changed-region>
        <text:changed-region xml:id="ct17684506732288" text:id="ct17684506732288">
          <text:insertion>
            <office:change-info>
              <dc:creator>Autor desconocido</dc:creator>
              <dc:date>2013-03-19T10:25:00</dc:date>
            </office:change-info>
          </text:insertion>
        </text:changed-region>
        <text:changed-region xml:id="ct17684506736896" text:id="ct17684506736896">
          <text:deletion>
            <office:change-info>
              <dc:creator>Autor desconocido</dc:creator>
              <dc:date>2013-03-19T10:25:00</dc:date>
            </office:change-info>
            <text:p text:style-name="P2">convocatoría</text:p>
          </text:deletion>
        </text:changed-region>
        <text:changed-region xml:id="ct17684506737664" text:id="ct17684506737664">
          <text:deletion>
            <office:change-info>
              <dc:creator>Autor desconocido</dc:creator>
              <dc:date>2013-03-19T10:25:00</dc:date>
            </office:change-info>
            <text:p text:style-name="P2">1</text:p>
          </text:deletion>
        </text:changed-region>
        <text:changed-region xml:id="ct17684506736128" text:id="ct17684506736128">
          <text:insertion>
            <office:change-info>
              <dc:creator>Autor desconocido</dc:creator>
              <dc:date>2013-03-19T10:25:00</dc:date>
            </office:change-info>
          </text:insertion>
        </text:changed-region>
        <text:changed-region xml:id="ct17684506737408" text:id="ct17684506737408">
          <text:deletion>
            <office:change-info>
              <dc:creator>Autor desconocido</dc:creator>
              <dc:date>2013-03-19T10:25:00</dc:date>
            </office:change-info>
            <text:p text:style-name="P2">1</text:p>
          </text:deletion>
        </text:changed-region>
        <text:changed-region xml:id="ct17684506738432" text:id="ct17684506738432">
          <text:deletion>
            <office:change-info>
              <dc:creator>Unknown Author</dc:creator>
              <dc:date>2014-03-31T09:10:00</dc:date>
            </office:change-info>
            <text:p text:style-name="P2">3</text:p>
          </text:deletion>
          <text:insertion>
            <office:change-info office:chg-author="Autor desconocido" office:chg-date-time="2013-03-19T10:25:00"/>
          </text:insertion>
        </text:changed-region>
        <text:changed-region xml:id="ct17684350167552" text:id="ct17684350167552">
          <text:insertion>
            <office:change-info>
              <dc:creator>Unknown Author</dc:creator>
              <dc:date>2014-03-31T09:10:00</dc:date>
            </office:change-info>
          </text:insertion>
        </text:changed-region>
        <text:changed-region xml:id="ct17684506735360" text:id="ct17684506735360">
          <text:deletion>
            <office:change-info>
              <dc:creator>Autor desconocido</dc:creator>
              <dc:date>2013-03-19T10:26:00</dc:date>
            </office:change-info>
            <text:p text:style-name="P2">1</text:p>
          </text:deletion>
        </text:changed-region>
        <text:changed-region xml:id="ct17684506735104" text:id="ct17684506735104">
          <text:insertion>
            <office:change-info>
              <dc:creator>Autor desconocido</dc:creator>
              <dc:date>2013-03-19T10:26:00</dc:date>
            </office:change-info>
          </text:insertion>
        </text:changed-region>
        <text:changed-region xml:id="ct17684400302848" text:id="ct17684400302848">
          <text:insertion>
            <office:change-info>
              <dc:creator>Autor desconocido</dc:creator>
              <dc:date>2013-03-19T10:26:00</dc:date>
            </office:change-info>
          </text:insertion>
        </text:changed-region>
        <text:changed-region xml:id="ct17684400301312" text:id="ct17684400301312">
          <text:insertion>
            <office:change-info>
              <dc:creator>Unknown Author</dc:creator>
              <dc:date>2014-03-31T05:11:00</dc:date>
            </office:change-info>
          </text:insertion>
        </text:changed-region>
        <text:changed-region xml:id="ct17684400303104" text:id="ct17684400303104">
          <text:deletion>
            <office:change-info>
              <dc:creator>Unknown Author</dc:creator>
              <dc:date>2014-03-31T05:11:00</dc:date>
            </office:change-info>
            <text:p text:style-name="P2"><text:span text:style-name="T1">2</text:span></text:p>
          </text:deletion>
        </text:changed-region>
        <text:changed-region xml:id="ct17684400300800" text:id="ct17684400300800">
          <text:insertion>
            <office:change-info>
              <dc:creator>Autor desconocido</dc:creator>
              <dc:date>2013-03-19T10:26:00</dc:date>
            </office:change-info>
          </text:insertion>
        </text:changed-region>
        <text:changed-region xml:id="ct17684400300288" text:id="ct17684400300288">
          <text:deletion>
            <office:change-info>
              <dc:creator>Autor desconocido</dc:creator>
              <dc:date>2013-03-19T10:27:00</dc:date>
            </office:change-info>
            <text:p text:style-name="P2">adJ </text:p>
          </text:deletion>
        </text:changed-region>
        <text:changed-region xml:id="ct17684400301568" text:id="ct17684400301568">
          <text:deletion>
            <office:change-info>
              <dc:creator>Autor desconocido</dc:creator>
              <dc:date>2013-03-19T10:26:00</dc:date>
            </office:change-info>
            <text:p text:style-name="P2">4</text:p>
          </text:deletion>
        </text:changed-region>
        <text:changed-region xml:id="ct17684400302080" text:id="ct17684400302080">
          <text:insertion>
            <office:change-info>
              <dc:creator>Autor desconocido</dc:creator>
              <dc:date>2013-03-19T10:26:00</dc:date>
            </office:change-info>
          </text:insertion>
        </text:changed-region>
        <text:changed-region xml:id="ct17684400300544" text:id="ct17684400300544">
          <text:deletion>
            <office:change-info>
              <dc:creator>Autor desconocido</dc:creator>
              <dc:date>2013-03-19T10:26:00</dc:date>
            </office:change-info>
            <text:p text:style-name="P2">9</text:p>
          </text:deletion>
        </text:changed-region>
        <text:changed-region xml:id="ct17684400303360" text:id="ct17684400303360">
          <text:insertion>
            <office:change-info>
              <dc:creator>Unknown Author</dc:creator>
              <dc:date>2014-03-31T05:11:00</dc:date>
            </office:change-info>
          </text:insertion>
        </text:changed-region>
        <text:changed-region xml:id="ct17684400302336" text:id="ct17684400302336">
          <text:deletion>
            <office:change-info>
              <dc:creator>Unknown Author</dc:creator>
              <dc:date>2014-03-31T05:11:00</dc:date>
            </office:change-info>
            <text:p text:style-name="P2"><text:span text:style-name="T1">2</text:span></text:p>
          </text:deletion>
        </text:changed-region>
        <text:changed-region xml:id="ct17684400302592" text:id="ct17684400302592">
          <text:insertion>
            <office:change-info>
              <dc:creator>Autor desconocido</dc:creator>
              <dc:date>2013-03-19T10:27:00</dc:date>
            </office:change-info>
          </text:insertion>
        </text:changed-region>
        <text:changed-region xml:id="ct17684400300032" text:id="ct17684400300032">
          <text:deletion>
            <office:change-info>
              <dc:creator>Autor desconocido</dc:creator>
              <dc:date>2013-03-19T10:27:00</dc:date>
            </office:change-info>
            <text:p text:style-name="P2">(adJ es una disribución de OpenBSD que ayudamos a desarrollar, </text:p>
          </text:deletion>
        </text:changed-region>
        <text:changed-region xml:id="ct17684400303616" text:id="ct17684400303616">
          <text:insertion>
            <office:change-info>
              <dc:creator>Autor desconocido</dc:creator>
              <dc:date>2013-03-19T10:44:00</dc:date>
            </office:change-info>
          </text:insertion>
        </text:changed-region>
        <text:changed-region xml:id="ct17684532358400" text:id="ct17684532358400">
          <text:deletion>
            <office:change-info>
              <dc:creator>Autor desconocido</dc:creator>
              <dc:date>2013-03-19T10:44:00</dc:date>
            </office:change-info>
            <text:p text:style-name="P2">Apache</text:p>
          </text:deletion>
        </text:changed-region>
        <text:changed-region xml:id="ct17684532357888" text:id="ct17684532357888">
          <text:insertion>
            <office:change-info>
              <dc:creator>Unknown Author</dc:creator>
              <dc:date>2014-03-31T05:11:00</dc:date>
            </office:change-info>
          </text:insertion>
        </text:changed-region>
        <text:changed-region xml:id="ct17684532355328" text:id="ct17684532355328">
          <text:deletion>
            <office:change-info>
              <dc:creator>Unknown Author</dc:creator>
              <dc:date>2014-03-31T05:11:00</dc:date>
            </office:change-info>
            <text:p text:style-name="P2"><text:span text:style-name="T1">2</text:span></text:p>
          </text:deletion>
        </text:changed-region>
        <text:changed-region xml:id="ct17684532356096" text:id="ct17684532356096">
          <text:insertion>
            <office:change-info>
              <dc:creator>Autor desconocido</dc:creator>
              <dc:date>2013-03-19T10:44:00</dc:date>
            </office:change-info>
          </text:insertion>
        </text:changed-region>
        <text:changed-region xml:id="ct17684532356608" text:id="ct17684532356608">
          <text:insertion>
            <office:change-info>
              <dc:creator>Unknown Author</dc:creator>
              <dc:date>2014-03-31T05:12:00</dc:date>
            </office:change-info>
          </text:insertion>
        </text:changed-region>
        <text:changed-region xml:id="ct17684400301056" text:id="ct17684400301056">
          <text:deletion>
            <office:change-info>
              <dc:creator>Autor desconocido</dc:creator>
              <dc:date>2013-03-19T10:44:00</dc:date>
            </office:change-info>
            <text:p text:style-name="P2"><text:span text:style-name="T1">3</text:span></text:p>
          </text:deletion>
        </text:changed-region>
        <text:changed-region xml:id="ct17684532355840" text:id="ct17684532355840">
          <text:deletion>
            <office:change-info>
              <dc:creator>Unknown Author</dc:creator>
              <dc:date>2014-03-31T05:12:00</dc:date>
            </office:change-info>
            <text:p text:style-name="P2"><text:span text:style-name="T1">6</text:span></text:p>
          </text:deletion>
        </text:changed-region>
        <text:changed-region xml:id="ct17684532356864" text:id="ct17684532356864">
          <text:insertion>
            <office:change-info>
              <dc:creator>Autor desconocido</dc:creator>
              <dc:date>2013-03-19T10:45:00</dc:date>
            </office:change-info>
          </text:insertion>
        </text:changed-region>
        <text:changed-region xml:id="ct17684532357376" text:id="ct17684532357376">
          <text:insertion>
            <office:change-info>
              <dc:creator>Unknown Author</dc:creator>
              <dc:date>2014-03-31T05:12:00</dc:date>
            </office:change-info>
          </text:insertion>
        </text:changed-region>
        <text:changed-region xml:id="ct17684532357632" text:id="ct17684532357632">
          <text:deletion>
            <office:change-info>
              <dc:creator>Unknown Author</dc:creator>
              <dc:date>2014-03-31T05:12:00</dc:date>
            </office:change-info>
            <text:p text:style-name="P2"><text:span text:style-name="T1">y módulo mod_ssl</text:span></text:p>
          </text:deletion>
        </text:changed-region>
        <text:changed-region xml:id="ct17684532358144" text:id="ct17684532358144">
          <text:deletion>
            <office:change-info>
              <dc:creator>Autor desconocido</dc:creator>
              <dc:date>2013-03-19T10:45:00</dc:date>
            </office:change-info>
            <text:p text:style-name="P2">2</text:p>
          </text:deletion>
        </text:changed-region>
        <text:changed-region xml:id="ct17684532358656" text:id="ct17684532358656">
          <text:insertion>
            <office:change-info>
              <dc:creator>Autor desconocido</dc:creator>
              <dc:date>2013-03-19T10:45:00</dc:date>
            </office:change-info>
          </text:insertion>
        </text:changed-region>
        <text:changed-region xml:id="ct17684532355072" text:id="ct17684532355072">
          <text:format-change>
            <office:change-info>
              <dc:creator>Unknown Author</dc:creator>
              <dc:date>2014-03-31T05:12:00</dc:date>
            </office:change-info>
          </text:format-change>
        </text:changed-region>
        <text:changed-region xml:id="ct17684532358912" text:id="ct17684532358912">
          <text:format-change>
            <office:change-info>
              <dc:creator>Autor desconocido</dc:creator>
              <dc:date>2013-03-19T10:45:00</dc:date>
            </office:change-info>
          </text:format-change>
        </text:changed-region>
        <text:changed-region xml:id="ct17684532356352" text:id="ct17684532356352">
          <text:insertion>
            <office:change-info>
              <dc:creator>Autor desconocido</dc:creator>
              <dc:date>2013-03-19T10:45:00</dc:date>
            </office:change-info>
          </text:insertion>
        </text:changed-region>
        <text:changed-region xml:id="ct17684320921856" text:id="ct17684320921856">
          <text:deletion>
            <office:change-info>
              <dc:creator>Autor desconocido</dc:creator>
              <dc:date>2013-03-19T10:45:00</dc:date>
            </office:change-info>
            <text:p text:style-name="P2">e</text:p>
          </text:deletion>
        </text:changed-region>
        <text:changed-region xml:id="ct17684362656000" text:id="ct17684362656000">
          <text:format-change>
            <office:change-info>
              <dc:creator>Autor desconocido</dc:creator>
              <dc:date>2013-03-19T10:45:00</dc:date>
            </office:change-info>
          </text:format-change>
        </text:changed-region>
        <text:changed-region xml:id="ct17684362655744" text:id="ct17684362655744">
          <text:insertion>
            <office:change-info>
              <dc:creator>Autor desconocido</dc:creator>
              <dc:date>2013-03-19T10:45:00</dc:date>
            </office:change-info>
          </text:insertion>
        </text:changed-region>
        <text:changed-region xml:id="ct17684362653952" text:id="ct17684362653952">
          <text:format-change>
            <office:change-info>
              <dc:creator>Autor desconocido</dc:creator>
              <dc:date>2013-03-19T10:45:00</dc:date>
            </office:change-info>
          </text:format-change>
        </text:changed-region>
        <text:changed-region xml:id="ct17684362654208" text:id="ct17684362654208">
          <text:format-change>
            <office:change-info>
              <dc:creator>Autor desconocido</dc:creator>
              <dc:date>2013-03-19T10:46:00</dc:date>
            </office:change-info>
          </text:format-change>
        </text:changed-region>
        <text:changed-region xml:id="ct17684506806784" text:id="ct17684506806784">
          <text:insertion>
            <office:change-info>
              <dc:creator>Autor desconocido</dc:creator>
              <dc:date>2013-03-19T10:46:00</dc:date>
            </office:change-info>
          </text:insertion>
        </text:changed-region>
        <text:changed-region xml:id="ct17684506804992" text:id="ct17684506804992">
          <text:deletion>
            <office:change-info>
              <dc:creator>Autor desconocido</dc:creator>
              <dc:date>2013-03-19T10:46:00</dc:date>
            </office:change-info>
            <text:p text:style-name="P3"><text:s/>CVS</text:p>
          </text:deletion>
        </text:changed-region>
        <text:changed-region xml:id="ct17684506807040" text:id="ct17684506807040">
          <text:insertion>
            <office:change-info>
              <dc:creator>Autor desconocido</dc:creator>
              <dc:date>2013-03-19T10:46:00</dc:date>
            </office:change-info>
          </text:insertion>
        </text:changed-region>
        <text:changed-region xml:id="ct17684506807296" text:id="ct17684506807296">
          <text:deletion>
            <office:change-info>
              <dc:creator>Autor desconocido</dc:creator>
              <dc:date>2013-03-19T10:46:00</dc:date>
            </office:change-info>
            <text:p text:style-name="P4"><text:span text:style-name="T2">por</text:span></text:p>
          </text:deletion>
        </text:changed-region>
        <text:changed-region xml:id="ct17684506807552" text:id="ct17684506807552">
          <text:insertion>
            <office:change-info>
              <dc:creator>Unknown Author</dc:creator>
              <dc:date>2014-03-31T05:14:00</dc:date>
            </office:change-info>
          </text:insertion>
        </text:changed-region>
        <text:changed-region xml:id="ct17684532369152" text:id="ct17684532369152">
          <text:insertion>
            <office:change-info>
              <dc:creator>Unknown Author</dc:creator>
              <dc:date>2014-03-31T05:14:00</dc:date>
            </office:change-info>
          </text:insertion>
        </text:changed-region>
        <text:changed-region xml:id="ct17684532369408" text:id="ct17684532369408">
          <text:insertion>
            <office:change-info>
              <dc:creator>Unknown Author</dc:creator>
              <dc:date>2014-03-31T05:14:00</dc:date>
            </office:change-info>
          </text:insertion>
        </text:changed-region>
        <text:changed-region xml:id="ct17684532369664" text:id="ct17684532369664">
          <text:deletion>
            <office:change-info>
              <dc:creator>Unknown Author</dc:creator>
              <dc:date>2014-03-31T05:14:00</dc:date>
            </office:change-info>
            <text:p text:style-name="P5"><text:span text:style-name="T1">as </text:span></text:p>
          </text:deletion>
        </text:changed-region>
        <text:changed-region xml:id="ct17684532370944" text:id="ct17684532370944">
          <text:insertion>
            <office:change-info>
              <dc:creator>Unknown Author</dc:creator>
              <dc:date>2014-03-31T05:15:00</dc:date>
            </office:change-info>
          </text:insertion>
        </text:changed-region>
        <text:changed-region xml:id="ct17684532370176" text:id="ct17684532370176">
          <text:deletion>
            <office:change-info>
              <dc:creator>Unknown Author</dc:creator>
              <dc:date>2014-03-31T05:15:00</dc:date>
            </office:change-info>
            <text:p text:style-name="P5"><text:span text:style-name="T1">a</text:span></text:p>
          </text:deletion>
        </text:changed-region>
        <text:changed-region xml:id="ct17684383678720" text:id="ct17684383678720">
          <text:insertion>
            <office:change-info>
              <dc:creator>Unknown Author</dc:creator>
              <dc:date>2014-03-31T05:15:00</dc:date>
            </office:change-info>
          </text:insertion>
        </text:changed-region>
        <text:changed-region xml:id="ct17684383678976" text:id="ct17684383678976">
          <text:deletion>
            <office:change-info>
              <dc:creator>Unknown Author</dc:creator>
              <dc:date>2014-03-31T05:16:00</dc:date>
            </office:change-info>
            <text:p text:style-name="P5"><text:span text:style-name="T1">,</text:span></text:p>
          </text:deletion>
        </text:changed-region>
        <text:changed-region xml:id="ct17684383681792" text:id="ct17684383681792">
          <text:insertion>
            <office:change-info>
              <dc:creator>Unknown Author</dc:creator>
              <dc:date>2014-03-31T05:16:00</dc:date>
            </office:change-info>
          </text:insertion>
        </text:changed-region>
        <text:changed-region xml:id="ct17684383679232" text:id="ct17684383679232">
          <text:insertion>
            <office:change-info>
              <dc:creator>Unknown Author</dc:creator>
              <dc:date>2014-03-31T05:15:00</dc:date>
            </office:change-info>
          </text:insertion>
        </text:changed-region>
        <text:changed-region xml:id="ct17684383681024" text:id="ct17684383681024">
          <text:insertion>
            <office:change-info>
              <dc:creator>Unknown Author</dc:creator>
              <dc:date>2014-03-31T05:14:00</dc:date>
            </office:change-info>
          </text:insertion>
        </text:changed-region>
        <text:changed-region xml:id="ct17684383679744" text:id="ct17684383679744">
          <text:deletion>
            <office:change-info>
              <dc:creator>Unknown Author</dc:creator>
              <dc:date>2014-03-31T05:14:00</dc:date>
            </office:change-info>
            <text:p text:style-name="P5"><text:span text:style-name="T1">a</text:span></text:p>
          </text:deletion>
        </text:changed-region>
        <text:changed-region xml:id="ct17684383681280" text:id="ct17684383681280">
          <text:insertion>
            <office:change-info>
              <dc:creator>Unknown Author</dc:creator>
              <dc:date>2014-03-31T05:16:00</dc:date>
            </office:change-info>
          </text:insertion>
        </text:changed-region>
        <text:changed-region xml:id="ct17684383682048" text:id="ct17684383682048">
          <text:insertion>
            <office:change-info>
              <dc:creator>Unknown Author</dc:creator>
              <dc:date>2014-03-31T05:14:00</dc:date>
            </office:change-info>
          </text:insertion>
        </text:changed-region>
        <text:changed-region xml:id="ct17684383681536" text:id="ct17684383681536">
          <text:deletion>
            <office:change-info>
              <dc:creator>Unknown Author</dc:creator>
              <dc:date>2014-03-31T05:14:00</dc:date>
            </office:change-info>
            <text:p text:style-name="P5"><text:span text:style-name="T1">a</text:span></text:p>
          </text:deletion>
        </text:changed-region>
        <text:changed-region xml:id="ct17684383680512" text:id="ct17684383680512">
          <text:insertion>
            <office:change-info>
              <dc:creator>Unknown Author</dc:creator>
              <dc:date>2014-03-31T05:16:00</dc:date>
            </office:change-info>
          </text:insertion>
        </text:changed-region>
        <text:changed-region xml:id="ct17684383679488" text:id="ct17684383679488">
          <text:deletion>
            <office:change-info>
              <dc:creator>Unknown Author</dc:creator>
              <dc:date>2014-03-31T05:16:00</dc:date>
            </office:change-info>
            <text:p text:style-name="P5"><text:span text:style-name="T1">de comandos se marcan. Acceso: SÓLO DEFINICIONES</text:span></text:p>
          </text:deletion>
        </text:changed-region>
        <text:changed-region xml:id="ct17684383682304" text:id="ct17684383682304">
          <text:insertion>
            <office:change-info>
              <dc:creator>Unknown Author</dc:creator>
              <dc:date>2014-03-31T05:16:00</dc:date>
            </office:change-info>
          </text:insertion>
        </text:changed-region>
        <text:changed-region xml:id="ct17684383680256" text:id="ct17684383680256">
          <text:insertion>
            <office:change-info>
              <dc:creator>Unknown Author</dc:creator>
              <dc:date>2014-03-31T05:17:00</dc:date>
            </office:change-info>
          </text:insertion>
        </text:changed-region>
        <text:changed-region xml:id="ct17684383680000" text:id="ct17684383680000">
          <text:insertion>
            <office:change-info>
              <dc:creator>Unknown Author</dc:creator>
              <dc:date>2014-03-31T05:17:00</dc:date>
            </office:change-info>
          </text:insertion>
        </text:changed-region>
        <text:changed-region xml:id="ct17684383680768" text:id="ct17684383680768">
          <text:insertion>
            <office:change-info>
              <dc:creator>Unknown Author</dc:creator>
              <dc:date>2014-03-31T05:18:00</dc:date>
            </office:change-info>
          </text:insertion>
        </text:changed-region>
        <text:changed-region xml:id="ct17684383684096" text:id="ct17684383684096">
          <text:format-change>
            <office:change-info>
              <dc:creator>Unknown Author</dc:creator>
              <dc:date>2014-03-31T05:19:00</dc:date>
            </office:change-info>
          </text:format-change>
        </text:changed-region>
        <text:changed-region xml:id="ct17684532369920" text:id="ct17684532369920">
          <text:insertion>
            <office:change-info>
              <dc:creator>Unknown Author</dc:creator>
              <dc:date>2014-03-31T05:19:00</dc:date>
            </office:change-info>
          </text:insertion>
        </text:changed-region>
        <text:changed-region xml:id="ct17684383683584" text:id="ct17684383683584">
          <text:deletion>
            <office:change-info>
              <dc:creator>Unknown Author</dc:creator>
              <dc:date>2014-03-31T05:19:00</dc:date>
            </office:change-info>
            <text:p text:style-name="P6"><text:span text:style-name="T3">U</text:span></text:p>
          </text:deletion>
        </text:changed-region>
        <text:changed-region xml:id="ct17684383685376" text:id="ct17684383685376">
          <text:format-change>
            <office:change-info>
              <dc:creator>Unknown Author</dc:creator>
              <dc:date>2014-03-31T05:19:00</dc:date>
            </office:change-info>
          </text:format-change>
        </text:changed-region>
        <text:changed-region xml:id="ct17684383684864" text:id="ct17684383684864">
          <text:format-change>
            <office:change-info>
              <dc:creator>Unknown Author</dc:creator>
              <dc:date>2014-03-31T05:19:00</dc:date>
            </office:change-info>
          </text:format-change>
        </text:changed-region>
        <text:changed-region xml:id="ct17684383682816" text:id="ct17684383682816">
          <text:insertion>
            <office:change-info>
              <dc:creator>Unknown Author</dc:creator>
              <dc:date>2014-03-31T05:19:00</dc:date>
            </office:change-info>
          </text:insertion>
        </text:changed-region>
        <text:changed-region xml:id="ct17684383685632" text:id="ct17684383685632">
          <text:insertion>
            <office:change-info>
              <dc:creator>Unknown Author</dc:creator>
              <dc:date>2014-03-31T05:20:00</dc:date>
            </office:change-info>
          </text:insertion>
        </text:changed-region>
        <text:changed-region xml:id="ct17684383684352" text:id="ct17684383684352">
          <text:deletion>
            <office:change-info>
              <dc:creator>Unknown Author</dc:creator>
              <dc:date>2014-03-31T05:20:00</dc:date>
            </office:change-info>
            <text:p text:style-name="P6"><text:span text:style-name="T4">Parcial. <text:s/>Se emplea SHA-1 que sería meajor cambiar por SHA-256 y </text:span></text:p>
          </text:deletion>
        </text:changed-region>
        <text:changed-region xml:id="ct17684383685888" text:id="ct17684383685888">
          <text:format-change>
            <office:change-info>
              <dc:creator>Unknown Author</dc:creator>
              <dc:date>2014-03-31T05:21:00</dc:date>
            </office:change-info>
          </text:format-change>
        </text:changed-region>
        <text:changed-region xml:id="ct17684383683840" text:id="ct17684383683840">
          <text:insertion>
            <office:change-info>
              <dc:creator>Unknown Author</dc:creator>
              <dc:date>2014-03-31T05:21:00</dc:date>
            </office:change-info>
          </text:insertion>
        </text:changed-region>
        <text:changed-region xml:id="ct17684383684608" text:id="ct17684383684608">
          <text:insertion>
            <office:change-info>
              <dc:creator>Unknown Author</dc:creator>
              <dc:date>2014-03-31T05:21:00</dc:date>
            </office:change-info>
          </text:insertion>
        </text:changed-region>
        <text:changed-region xml:id="ct17684448858112" text:id="ct17684448858112">
          <text:insertion>
            <office:change-info>
              <dc:creator>Unknown Author</dc:creator>
              <dc:date>2014-03-31T05:23:00</dc:date>
            </office:change-info>
          </text:insertion>
        </text:changed-region>
        <text:changed-region xml:id="ct17684448858880" text:id="ct17684448858880">
          <text:deletion>
            <office:change-info>
              <dc:creator>Unknown Author</dc:creator>
              <dc:date>2014-03-31T05:23:00</dc:date>
            </office:change-info>
            <text:p text:style-name="P2"><text:span text:style-name="T1">A</text:span></text:p>
          </text:deletion>
        </text:changed-region>
        <text:changed-region xml:id="ct17684448859648" text:id="ct17684448859648">
          <text:format-change>
            <office:change-info>
              <dc:creator>Unknown Author</dc:creator>
              <dc:date>2014-03-31T05:23:00</dc:date>
            </office:change-info>
          </text:format-change>
        </text:changed-region>
        <text:changed-region xml:id="ct17684448859904" text:id="ct17684448859904">
          <text:insertion>
            <office:change-info>
              <dc:creator>Unknown Author</dc:creator>
              <dc:date>2014-03-31T05:23:00</dc:date>
            </office:change-info>
          </text:insertion>
        </text:changed-region>
        <text:changed-region xml:id="ct17684448859136" text:id="ct17684448859136">
          <text:deletion>
            <office:change-info>
              <dc:creator>Unknown Author</dc:creator>
              <dc:date>2014-03-31T05:23:00</dc:date>
            </office:change-info>
            <text:p text:style-name="P7"><text:span text:style-name="T3">S</text:span></text:p>
          </text:deletion>
        </text:changed-region>
        <text:changed-region xml:id="ct17684448860672" text:id="ct17684448860672">
          <text:format-change>
            <office:change-info>
              <dc:creator>Unknown Author</dc:creator>
              <dc:date>2014-03-31T05:23:00</dc:date>
            </office:change-info>
          </text:format-change>
        </text:changed-region>
        <text:changed-region xml:id="ct17684448861440" text:id="ct17684448861440">
          <text:format-change>
            <office:change-info>
              <dc:creator>Unknown Author</dc:creator>
              <dc:date>2014-03-31T05:23:00</dc:date>
            </office:change-info>
          </text:format-change>
        </text:changed-region>
        <text:changed-region xml:id="ct17684448861696" text:id="ct17684448861696">
          <text:format-change>
            <office:change-info>
              <dc:creator>Unknown Author</dc:creator>
              <dc:date>2014-03-31T05:23:00</dc:date>
            </office:change-info>
          </text:format-change>
        </text:changed-region>
        <text:changed-region xml:id="ct17684448860928" text:id="ct17684448860928">
          <text:insertion>
            <office:change-info>
              <dc:creator>Unknown Author</dc:creator>
              <dc:date>2014-03-31T05:23:00</dc:date>
            </office:change-info>
          </text:insertion>
        </text:changed-region>
        <text:changed-region xml:id="ct17684448858368" text:id="ct17684448858368">
          <text:deletion>
            <office:change-info>
              <dc:creator>Unknown Author</dc:creator>
              <dc:date>2014-03-31T05:23:00</dc:date>
            </office:change-info>
            <text:p text:style-name="P7"><text:span text:style-name="T3">U</text:span></text:p>
          </text:deletion>
        </text:changed-region>
        <text:changed-region xml:id="ct17684448861184" text:id="ct17684448861184">
          <text:format-change>
            <office:change-info>
              <dc:creator>Unknown Author</dc:creator>
              <dc:date>2014-03-31T05:23:00</dc:date>
            </office:change-info>
          </text:format-change>
        </text:changed-region>
        <text:changed-region xml:id="ct17684448861952" text:id="ct17684448861952">
          <text:format-change>
            <office:change-info>
              <dc:creator>Unknown Author</dc:creator>
              <dc:date>2014-03-31T05:24:00</dc:date>
            </office:change-info>
          </text:format-change>
        </text:changed-region>
        <text:changed-region xml:id="ct17684448858624" text:id="ct17684448858624">
          <text:insertion>
            <office:change-info>
              <dc:creator>Unknown Author</dc:creator>
              <dc:date>2014-03-31T05:23:00</dc:date>
            </office:change-info>
          </text:insertion>
        </text:changed-region>
        <text:changed-region xml:id="ct17684448860160" text:id="ct17684448860160">
          <text:deletion>
            <office:change-info>
              <dc:creator>Unknown Author</dc:creator>
              <dc:date>2014-03-31T05:23:00</dc:date>
            </office:change-info>
            <text:p text:style-name="P7"><text:span text:style-name="T3">U</text:span></text:p>
          </text:deletion>
        </text:changed-region>
        <text:changed-region xml:id="ct17684383690752" text:id="ct17684383690752">
          <text:format-change>
            <office:change-info>
              <dc:creator>Unknown Author</dc:creator>
              <dc:date>2014-03-31T05:24:00</dc:date>
            </office:change-info>
          </text:format-change>
        </text:changed-region>
        <text:changed-region xml:id="ct17684383693824" text:id="ct17684383693824">
          <text:insertion>
            <office:change-info>
              <dc:creator>Unknown Author</dc:creator>
              <dc:date>2014-03-31T05:24:00</dc:date>
            </office:change-info>
          </text:insertion>
        </text:changed-region>
        <text:changed-region xml:id="ct17684331570176" text:id="ct17684331570176">
          <text:insertion>
            <office:change-info>
              <dc:creator>Unknown Author</dc:creator>
              <dc:date>2014-03-31T05:25:00</dc:date>
            </office:change-info>
          </text:insertion>
        </text:changed-region>
        <text:changed-region xml:id="ct17684331571968" text:id="ct17684331571968">
          <text:deletion>
            <office:change-info>
              <dc:creator>Unknown Author</dc:creator>
              <dc:date>2014-03-31T05:25:00</dc:date>
            </office:change-info>
            <text:p text:style-name="P7">U</text:p>
          </text:deletion>
        </text:changed-region>
        <text:changed-region xml:id="ct17684331572480" text:id="ct17684331572480">
          <text:insertion>
            <office:change-info>
              <dc:creator>Unknown Author</dc:creator>
              <dc:date>2014-03-31T05:25:00</dc:date>
            </office:change-info>
          </text:insertion>
        </text:changed-region>
        <text:changed-region xml:id="ct17684331569920" text:id="ct17684331569920">
          <text:format-change>
            <office:change-info>
              <dc:creator>Unknown Author</dc:creator>
              <dc:date>2014-03-31T05:25:00</dc:date>
            </office:change-info>
          </text:format-change>
        </text:changed-region>
        <text:changed-region xml:id="ct17684331572736" text:id="ct17684331572736">
          <text:format-change>
            <office:change-info>
              <dc:creator>Unknown Author</dc:creator>
              <dc:date>2014-03-31T05:25:00</dc:date>
            </office:change-info>
          </text:format-change>
        </text:changed-region>
        <text:changed-region xml:id="ct17684331572992" text:id="ct17684331572992">
          <text:format-change>
            <office:change-info>
              <dc:creator>Unknown Author</dc:creator>
              <dc:date>2014-03-31T05:25:00</dc:date>
            </office:change-info>
          </text:format-change>
        </text:changed-region>
        <text:changed-region xml:id="ct17684331569664" text:id="ct17684331569664">
          <text:format-change>
            <office:change-info>
              <dc:creator>Unknown Author</dc:creator>
              <dc:date>2014-03-31T05:26:00</dc:date>
            </office:change-info>
          </text:format-change>
        </text:changed-region>
        <text:changed-region xml:id="ct17684331570432" text:id="ct17684331570432">
          <text:insertion>
            <office:change-info>
              <dc:creator>Unknown Author</dc:creator>
              <dc:date>2014-03-31T05:26:00</dc:date>
            </office:change-info>
          </text:insertion>
        </text:changed-region>
        <text:changed-region xml:id="ct17684331570688" text:id="ct17684331570688">
          <text:deletion>
            <office:change-info>
              <dc:creator>Unknown Author</dc:creator>
              <dc:date>2014-03-31T05:26:00</dc:date>
            </office:change-info>
            <text:p text:style-name="P7"><text:span text:style-name="T3">U</text:span></text:p>
          </text:deletion>
        </text:changed-region>
        <text:changed-region xml:id="ct17684331570944" text:id="ct17684331570944">
          <text:format-change>
            <office:change-info>
              <dc:creator>Unknown Author</dc:creator>
              <dc:date>2014-03-31T05:26:00</dc:date>
            </office:change-info>
          </text:format-change>
        </text:changed-region>
        <text:changed-region xml:id="ct17684308436480" text:id="ct17684308436480">
          <text:insertion>
            <office:change-info>
              <dc:creator>Unknown Author</dc:creator>
              <dc:date>2014-03-31T05:26:00</dc:date>
            </office:change-info>
          </text:insertion>
        </text:changed-region>
        <text:changed-region xml:id="ct17684308436736" text:id="ct17684308436736">
          <text:insertion>
            <office:change-info>
              <dc:creator>Unknown Author</dc:creator>
              <dc:date>2014-03-31T05:26:00</dc:date>
            </office:change-info>
          </text:insertion>
        </text:changed-region>
        <text:changed-region xml:id="ct17684308436992" text:id="ct17684308436992">
          <text:insertion>
            <office:change-info>
              <dc:creator>Unknown Author</dc:creator>
              <dc:date>2014-03-31T05:26:00</dc:date>
            </office:change-info>
          </text:insertion>
        </text:changed-region>
        <text:changed-region xml:id="ct17684308437504" text:id="ct17684308437504">
          <text:deletion>
            <office:change-info>
              <dc:creator>Unknown Author</dc:creator>
              <dc:date>2014-03-31T05:26:00</dc:date>
            </office:change-info>
            <text:p text:style-name="P2"><text:s/></text:p>
          </text:deletion>
        </text:changed-region>
        <text:changed-region xml:id="ct17684308438272" text:id="ct17684308438272">
          <text:format-change>
            <office:change-info>
              <dc:creator>Unknown Author</dc:creator>
              <dc:date>2014-03-31T05:26:00</dc:date>
            </office:change-info>
          </text:format-change>
        </text:changed-region>
        <text:changed-region xml:id="ct17684308434944" text:id="ct17684308434944">
          <text:insertion>
            <office:change-info>
              <dc:creator>Unknown Author</dc:creator>
              <dc:date>2014-03-31T05:26:00</dc:date>
            </office:change-info>
          </text:insertion>
        </text:changed-region>
        <text:changed-region xml:id="ct17684308437760" text:id="ct17684308437760">
          <text:deletion>
            <office:change-info>
              <dc:creator>Unknown Author</dc:creator>
              <dc:date>2014-03-31T05:26:00</dc:date>
            </office:change-info>
            <text:p text:style-name="P7"><text:span text:style-name="T5">U</text:span></text:p>
          </text:deletion>
        </text:changed-region>
        <text:changed-region xml:id="ct17684308438528" text:id="ct17684308438528">
          <text:insertion>
            <office:change-info>
              <dc:creator>Unknown Author</dc:creator>
              <dc:date>2014-03-31T05:26:00</dc:date>
            </office:change-info>
          </text:insertion>
        </text:changed-region>
        <text:changed-region xml:id="ct17684308435712" text:id="ct17684308435712">
          <text:format-change>
            <office:change-info>
              <dc:creator>Unknown Author</dc:creator>
              <dc:date>2014-03-31T05:26:00</dc:date>
            </office:change-info>
          </text:format-change>
        </text:changed-region>
        <text:changed-region xml:id="ct17684442907648" text:id="ct17684442907648">
          <text:insertion>
            <office:change-info>
              <dc:creator>Unknown Author</dc:creator>
              <dc:date>2014-03-31T05:27:00</dc:date>
            </office:change-info>
          </text:insertion>
        </text:changed-region>
        <text:changed-region xml:id="ct17684442909440" text:id="ct17684442909440">
          <text:format-change>
            <office:change-info>
              <dc:creator>Unknown Author</dc:creator>
              <dc:date>2014-03-31T05:27:00</dc:date>
            </office:change-info>
          </text:format-change>
        </text:changed-region>
        <text:changed-region xml:id="ct17684442908928" text:id="ct17684442908928">
          <text:insertion>
            <office:change-info>
              <dc:creator>Unknown Author</dc:creator>
              <dc:date>2014-03-31T05:27:00</dc:date>
            </office:change-info>
          </text:insertion>
        </text:changed-region>
        <text:changed-region xml:id="ct17684308436224" text:id="ct17684308436224">
          <text:deletion>
            <office:change-info>
              <dc:creator>Unknown Author</dc:creator>
              <dc:date>2014-03-31T05:27:00</dc:date>
            </office:change-info>
            <text:p text:style-name="P3"><text:span text:style-name="T1">3</text:span></text:p>
          </text:deletion>
        </text:changed-region>
        <text:changed-region xml:id="ct17684442909184" text:id="ct17684442909184">
          <text:insertion>
            <office:change-info>
              <dc:creator>Unknown Author</dc:creator>
              <dc:date>2014-03-31T05:27:00</dc:date>
            </office:change-info>
          </text:insertion>
        </text:changed-region>
        <text:changed-region xml:id="ct17684442906880" text:id="ct17684442906880">
          <text:format-change>
            <office:change-info>
              <dc:creator>Unknown Author</dc:creator>
              <dc:date>2014-03-31T05:28:00</dc:date>
            </office:change-info>
          </text:format-change>
        </text:changed-region>
        <text:changed-region xml:id="ct17684442907392" text:id="ct17684442907392">
          <text:format-change>
            <office:change-info>
              <dc:creator>Unknown Author</dc:creator>
              <dc:date>2014-03-31T05:28:00</dc:date>
            </office:change-info>
          </text:format-change>
        </text:changed-region>
        <text:changed-region xml:id="ct17684442910208" text:id="ct17684442910208">
          <text:insertion>
            <office:change-info>
              <dc:creator>Unknown Author</dc:creator>
              <dc:date>2014-03-31T05:28:00</dc:date>
            </office:change-info>
          </text:insertion>
        </text:changed-region>
        <text:changed-region xml:id="ct17684442907904" text:id="ct17684442907904">
          <text:format-change>
            <office:change-info>
              <dc:creator>Unknown Author</dc:creator>
              <dc:date>2014-03-31T05:28:00</dc:date>
            </office:change-info>
          </text:format-change>
        </text:changed-region>
        <text:changed-region xml:id="ct17684442908416" text:id="ct17684442908416">
          <text:format-change>
            <office:change-info>
              <dc:creator>Unknown Author</dc:creator>
              <dc:date>2014-03-31T05:28:00</dc:date>
            </office:change-info>
          </text:format-change>
        </text:changed-region>
        <text:changed-region xml:id="ct17684332597248" text:id="ct17684332597248">
          <text:format-change>
            <office:change-info>
              <dc:creator>Unknown Author</dc:creator>
              <dc:date>2014-03-31T05:28:00</dc:date>
            </office:change-info>
          </text:format-change>
        </text:changed-region>
        <text:changed-region xml:id="ct17684332600832" text:id="ct17684332600832">
          <text:format-change>
            <office:change-info>
              <dc:creator>Unknown Author</dc:creator>
              <dc:date>2014-03-31T05:28:00</dc:date>
            </office:change-info>
          </text:format-change>
        </text:changed-region>
        <text:changed-region xml:id="ct17684332601088" text:id="ct17684332601088">
          <text:format-change>
            <office:change-info>
              <dc:creator>Unknown Author</dc:creator>
              <dc:date>2014-03-31T05:29:00</dc:date>
            </office:change-info>
          </text:format-change>
        </text:changed-region>
        <text:changed-region xml:id="ct17684532435712" text:id="ct17684532435712">
          <text:format-change>
            <office:change-info>
              <dc:creator>Unknown Author</dc:creator>
              <dc:date>2014-03-31T05:29:00</dc:date>
            </office:change-info>
          </text:format-change>
        </text:changed-region>
        <text:changed-region xml:id="ct17684332600576" text:id="ct17684332600576">
          <text:format-change>
            <office:change-info>
              <dc:creator>Unknown Author</dc:creator>
              <dc:date>2014-03-31T05:29:00</dc:date>
            </office:change-info>
          </text:format-change>
        </text:changed-region>
        <text:changed-region xml:id="ct17684532434688" text:id="ct17684532434688">
          <text:deletion>
            <office:change-info>
              <dc:creator>Unknown Author</dc:creator>
              <dc:date>2014-03-31T05:30:00</dc:date>
            </office:change-info>
            <text:p text:style-name="P3">ISO-8859-1</text:p>
          </text:deletion>
        </text:changed-region>
        <text:changed-region xml:id="ct17684532435968" text:id="ct17684532435968">
          <text:insertion>
            <office:change-info>
              <dc:creator>Unknown Author</dc:creator>
              <dc:date>2014-03-31T05:30:00</dc:date>
            </office:change-info>
          </text:insertion>
        </text:changed-region>
        <text:changed-region xml:id="ct17684532436480" text:id="ct17684532436480">
          <text:insertion>
            <office:change-info>
              <dc:creator>Unknown Author</dc:creator>
              <dc:date>2014-03-31T05:30:00</dc:date>
            </office:change-info>
          </text:insertion>
        </text:changed-region>
        <text:changed-region xml:id="ct17684532433152" text:id="ct17684532433152">
          <text:format-change>
            <office:change-info>
              <dc:creator>Unknown Author</dc:creator>
              <dc:date>2014-03-31T05:30:00</dc:date>
            </office:change-info>
          </text:format-change>
        </text:changed-region>
        <text:changed-region xml:id="ct17684532435200" text:id="ct17684532435200">
          <text:insertion>
            <office:change-info>
              <dc:creator>Unknown Author</dc:creator>
              <dc:date>2014-03-31T05:30:00</dc:date>
            </office:change-info>
          </text:insertion>
        </text:changed-region>
        <text:changed-region xml:id="ct17684532433408" text:id="ct17684532433408">
          <text:deletion>
            <office:change-info>
              <dc:creator>Unknown Author</dc:creator>
              <dc:date>2014-03-31T05:31:00</dc:date>
            </office:change-info>
            <text:list xml:id="list958250376229765001" text:style-name="L1">
              <text:list-item>
                <text:list>
                  <text:list-header>
                    <text:p text:style-name="P8">No aplica, por saneamiento de toda entrada.</text:p>
                  </text:list-header>
                </text:list>
              </text:list-item>
            </text:list>
          </text:deletion>
        </text:changed-region>
        <text:changed-region xml:id="ct17684400316928" text:id="ct17684400316928">
          <text:format-change>
            <office:change-info>
              <dc:creator>Unknown Author</dc:creator>
              <dc:date>2014-03-31T05:32:00</dc:date>
            </office:change-info>
          </text:format-change>
        </text:changed-region>
        <text:changed-region xml:id="ct17684400320256" text:id="ct17684400320256">
          <text:format-change>
            <office:change-info>
              <dc:creator>Unknown Author</dc:creator>
              <dc:date>2014-03-31T05:32:00</dc:date>
            </office:change-info>
          </text:format-change>
        </text:changed-region>
        <text:changed-region xml:id="ct17684400317184" text:id="ct17684400317184">
          <text:format-change>
            <office:change-info>
              <dc:creator>Unknown Author</dc:creator>
              <dc:date>2014-03-31T05:32:00</dc:date>
            </office:change-info>
          </text:format-change>
        </text:changed-region>
        <text:changed-region xml:id="ct17684400317696" text:id="ct17684400317696">
          <text:format-change>
            <office:change-info>
              <dc:creator>Unknown Author</dc:creator>
              <dc:date>2014-03-31T05:32:00</dc:date>
            </office:change-info>
          </text:format-change>
        </text:changed-region>
        <text:changed-region xml:id="ct17684400317440" text:id="ct17684400317440">
          <text:format-change>
            <office:change-info>
              <dc:creator>Unknown Author</dc:creator>
              <dc:date>2014-03-31T05:32:00</dc:date>
            </office:change-info>
          </text:format-change>
        </text:changed-region>
        <text:changed-region xml:id="ct17684400317952" text:id="ct17684400317952">
          <text:format-change>
            <office:change-info>
              <dc:creator>Unknown Author</dc:creator>
              <dc:date>2014-03-31T05:32:00</dc:date>
            </office:change-info>
          </text:format-change>
        </text:changed-region>
        <text:changed-region xml:id="ct17684400318720" text:id="ct17684400318720">
          <text:format-change>
            <office:change-info>
              <dc:creator>Unknown Author</dc:creator>
              <dc:date>2014-03-31T05:32:00</dc:date>
            </office:change-info>
          </text:format-change>
        </text:changed-region>
        <text:changed-region xml:id="ct17684400318208" text:id="ct17684400318208">
          <text:format-change>
            <office:change-info>
              <dc:creator>Unknown Author</dc:creator>
              <dc:date>2014-03-31T05:32:00</dc:date>
            </office:change-info>
          </text:format-change>
        </text:changed-region>
        <text:changed-region xml:id="ct17684400318464" text:id="ct17684400318464">
          <text:format-change>
            <office:change-info>
              <dc:creator>Unknown Author</dc:creator>
              <dc:date>2014-03-31T05:32:00</dc:date>
            </office:change-info>
          </text:format-change>
        </text:changed-region>
        <text:changed-region xml:id="ct17684400319232" text:id="ct17684400319232">
          <text:format-change>
            <office:change-info>
              <dc:creator>Unknown Author</dc:creator>
              <dc:date>2014-03-31T05:33:00</dc:date>
            </office:change-info>
          </text:format-change>
        </text:changed-region>
        <text:changed-region xml:id="ct17684507564288" text:id="ct17684507564288">
          <text:insertion>
            <office:change-info>
              <dc:creator>Unknown Author</dc:creator>
              <dc:date>2014-03-31T05:33:00</dc:date>
            </office:change-info>
          </text:insertion>
        </text:changed-region>
        <text:changed-region xml:id="ct17684507564032" text:id="ct17684507564032">
          <text:format-change>
            <office:change-info>
              <dc:creator>Unknown Author</dc:creator>
              <dc:date>2014-03-31T05:36:00</dc:date>
            </office:change-info>
          </text:format-change>
        </text:changed-region>
        <text:changed-region xml:id="ct17684507564544" text:id="ct17684507564544">
          <text:format-change>
            <office:change-info>
              <dc:creator>Unknown Author</dc:creator>
              <dc:date>2014-03-31T05:36:00</dc:date>
            </office:change-info>
          </text:format-change>
        </text:changed-region>
        <text:changed-region xml:id="ct17684507563264" text:id="ct17684507563264">
          <text:insertion>
            <office:change-info>
              <dc:creator>Unknown Author</dc:creator>
              <dc:date>2014-03-31T05:36:00</dc:date>
            </office:change-info>
          </text:insertion>
        </text:changed-region>
        <text:changed-region xml:id="ct17684507562496" text:id="ct17684507562496">
          <text:format-change>
            <office:change-info>
              <dc:creator>Unknown Author</dc:creator>
              <dc:date>2014-03-31T05:36:00</dc:date>
            </office:change-info>
          </text:format-change>
        </text:changed-region>
        <text:changed-region xml:id="ct17684507561984" text:id="ct17684507561984">
          <text:format-change>
            <office:change-info>
              <dc:creator>Unknown Author</dc:creator>
              <dc:date>2014-03-31T05:37:00</dc:date>
            </office:change-info>
          </text:format-change>
        </text:changed-region>
        <text:changed-region xml:id="ct17684532439808" text:id="ct17684532439808">
          <text:insertion>
            <office:change-info>
              <dc:creator>Unknown Author</dc:creator>
              <dc:date>2014-03-31T05:37:00</dc:date>
            </office:change-info>
          </text:insertion>
        </text:changed-region>
        <text:changed-region xml:id="ct17684532438272" text:id="ct17684532438272">
          <text:format-change>
            <office:change-info>
              <dc:creator>Unknown Author</dc:creator>
              <dc:date>2014-03-31T05:37:00</dc:date>
            </office:change-info>
          </text:format-change>
        </text:changed-region>
        <text:changed-region xml:id="ct17684532436992" text:id="ct17684532436992">
          <text:format-change>
            <office:change-info>
              <dc:creator>Unknown Author</dc:creator>
              <dc:date>2014-03-31T05:37:00</dc:date>
            </office:change-info>
          </text:format-change>
        </text:changed-region>
        <text:changed-region xml:id="ct17684532438784" text:id="ct17684532438784">
          <text:format-change>
            <office:change-info>
              <dc:creator>Unknown Author</dc:creator>
              <dc:date>2014-03-31T05:38:00</dc:date>
            </office:change-info>
          </text:format-change>
        </text:changed-region>
        <text:changed-region xml:id="ct17684362659584" text:id="ct17684362659584">
          <text:insertion>
            <office:change-info>
              <dc:creator>Unknown Author</dc:creator>
              <dc:date>2014-03-31T05:38:00</dc:date>
            </office:change-info>
          </text:insertion>
        </text:changed-region>
        <text:changed-region xml:id="ct17684362658048" text:id="ct17684362658048">
          <text:insertion>
            <office:change-info>
              <dc:creator>Unknown Author</dc:creator>
              <dc:date>2014-03-31T05:38:00</dc:date>
            </office:change-info>
          </text:insertion>
        </text:changed-region>
        <text:changed-region xml:id="ct17684362660864" text:id="ct17684362660864">
          <text:insertion>
            <office:change-info>
              <dc:creator>Unknown Author</dc:creator>
              <dc:date>2014-03-31T05:38:00</dc:date>
            </office:change-info>
          </text:insertion>
        </text:changed-region>
        <text:changed-region xml:id="ct17684532439552" text:id="ct17684532439552">
          <text:insertion>
            <office:change-info>
              <dc:creator>Unknown Author</dc:creator>
              <dc:date>2014-03-31T05:39:00</dc:date>
            </office:change-info>
          </text:insertion>
        </text:changed-region>
        <text:changed-region xml:id="ct17684362658816" text:id="ct17684362658816">
          <text:insertion>
            <office:change-info>
              <dc:creator>Unknown Author</dc:creator>
              <dc:date>2014-03-31T05:39:00</dc:date>
            </office:change-info>
          </text:insertion>
        </text:changed-region>
        <text:changed-region xml:id="ct17684362657792" text:id="ct17684362657792">
          <text:insertion>
            <office:change-info>
              <dc:creator>Unknown Author</dc:creator>
              <dc:date>2014-03-31T05:39:00</dc:date>
            </office:change-info>
          </text:insertion>
        </text:changed-region>
        <text:changed-region xml:id="ct17684362659840" text:id="ct17684362659840">
          <text:insertion>
            <office:change-info>
              <dc:creator>Unknown Author</dc:creator>
              <dc:date>2014-03-31T05:39:00</dc:date>
            </office:change-info>
          </text:insertion>
        </text:changed-region>
        <text:changed-region xml:id="ct17684338600192" text:id="ct17684338600192">
          <text:insertion>
            <office:change-info>
              <dc:creator>Unknown Author</dc:creator>
              <dc:date>2014-03-31T05:39:00</dc:date>
            </office:change-info>
          </text:insertion>
        </text:changed-region>
        <text:changed-region xml:id="ct17684338599168" text:id="ct17684338599168">
          <text:insertion>
            <office:change-info>
              <dc:creator>Unknown Author</dc:creator>
              <dc:date>2014-03-31T05:39:00</dc:date>
            </office:change-info>
          </text:insertion>
        </text:changed-region>
        <text:changed-region xml:id="ct17684338599424" text:id="ct17684338599424">
          <text:insertion>
            <office:change-info>
              <dc:creator>Unknown Author</dc:creator>
              <dc:date>2014-03-31T05:40:00</dc:date>
            </office:change-info>
          </text:insertion>
        </text:changed-region>
        <text:changed-region xml:id="ct17684338600704" text:id="ct17684338600704">
          <text:insertion>
            <office:change-info>
              <dc:creator>Unknown Author</dc:creator>
              <dc:date>2014-03-31T05:40:00</dc:date>
            </office:change-info>
          </text:insertion>
        </text:changed-region>
        <text:changed-region xml:id="ct17684338597888" text:id="ct17684338597888">
          <text:insertion>
            <office:change-info>
              <dc:creator>Unknown Author</dc:creator>
              <dc:date>2014-03-31T05:40:00</dc:date>
            </office:change-info>
          </text:insertion>
        </text:changed-region>
        <text:changed-region xml:id="ct17684338601216" text:id="ct17684338601216">
          <text:insertion>
            <office:change-info>
              <dc:creator>Unknown Author</dc:creator>
              <dc:date>2014-03-31T05:40:00</dc:date>
            </office:change-info>
          </text:insertion>
        </text:changed-region>
        <text:changed-region xml:id="ct17684383699968" text:id="ct17684383699968">
          <text:insertion>
            <office:change-info>
              <dc:creator>Unknown Author</dc:creator>
              <dc:date>2014-03-31T05:40:00</dc:date>
            </office:change-info>
          </text:insertion>
        </text:changed-region>
        <text:changed-region xml:id="ct17684383699200" text:id="ct17684383699200">
          <text:insertion>
            <office:change-info>
              <dc:creator>Unknown Author</dc:creator>
              <dc:date>2014-03-31T05:40:00</dc:date>
            </office:change-info>
          </text:insertion>
        </text:changed-region>
        <text:changed-region xml:id="ct17684383700480" text:id="ct17684383700480">
          <text:insertion>
            <office:change-info>
              <dc:creator>Unknown Author</dc:creator>
              <dc:date>2014-03-31T05:40:00</dc:date>
            </office:change-info>
          </text:insertion>
        </text:changed-region>
        <text:changed-region xml:id="ct17684383700224" text:id="ct17684383700224">
          <text:insertion>
            <office:change-info>
              <dc:creator>Unknown Author</dc:creator>
              <dc:date>2014-03-31T05:40:00</dc:date>
            </office:change-info>
          </text:insertion>
        </text:changed-region>
        <text:changed-region xml:id="ct17684320939776" text:id="ct17684320939776">
          <text:insertion>
            <office:change-info>
              <dc:creator>Unknown Author</dc:creator>
              <dc:date>2014-03-31T05:41:00</dc:date>
            </office:change-info>
          </text:insertion>
        </text:changed-region>
        <text:changed-region xml:id="ct17684320936960" text:id="ct17684320936960">
          <text:insertion>
            <office:change-info>
              <dc:creator>Unknown Author</dc:creator>
              <dc:date>2014-03-31T05:41:00</dc:date>
            </office:change-info>
          </text:insertion>
        </text:changed-region>
        <text:changed-region xml:id="ct17684320935936" text:id="ct17684320935936">
          <text:deletion>
            <office:change-info>
              <dc:creator>Unknown Author</dc:creator>
              <dc:date>2014-03-31T05:41:00</dc:date>
            </office:change-info>
            <text:p text:style-name="P3">sa</text:p>
          </text:deletion>
        </text:changed-region>
        <text:changed-region xml:id="ct17684320937216" text:id="ct17684320937216">
          <text:insertion>
            <office:change-info>
              <dc:creator>Unknown Author</dc:creator>
              <dc:date>2014-03-31T05:41:00</dc:date>
            </office:change-info>
          </text:insertion>
        </text:changed-region>
        <text:changed-region xml:id="ct17684320936192" text:id="ct17684320936192">
          <text:format-change>
            <office:change-info>
              <dc:creator>Unknown Author</dc:creator>
              <dc:date>2014-03-31T05:41:00</dc:date>
            </office:change-info>
          </text:format-change>
        </text:changed-region>
        <text:changed-region xml:id="ct17684320936448" text:id="ct17684320936448">
          <text:insertion>
            <office:change-info>
              <dc:creator>Unknown Author</dc:creator>
              <dc:date>2014-03-31T05:42:00</dc:date>
            </office:change-info>
          </text:insertion>
        </text:changed-region>
        <text:changed-region xml:id="ct17684320939008" text:id="ct17684320939008">
          <text:insertion>
            <office:change-info>
              <dc:creator>Unknown Author</dc:creator>
              <dc:date>2014-03-31T05:42:00</dc:date>
            </office:change-info>
          </text:insertion>
        </text:changed-region>
        <text:changed-region xml:id="ct17684362668288" text:id="ct17684362668288">
          <text:insertion>
            <office:change-info>
              <dc:creator>Unknown Author</dc:creator>
              <dc:date>2014-03-31T05:43:00</dc:date>
            </office:change-info>
          </text:insertion>
        </text:changed-region>
        <text:changed-region xml:id="ct17684362666752" text:id="ct17684362666752">
          <text:insertion>
            <office:change-info>
              <dc:creator>Unknown Author</dc:creator>
              <dc:date>2014-03-31T05:43:00</dc:date>
            </office:change-info>
          </text:insertion>
        </text:changed-region>
        <text:changed-region xml:id="ct17684362668032" text:id="ct17684362668032">
          <text:deletion>
            <office:change-info>
              <dc:creator>Unknown Author</dc:creator>
              <dc:date>2014-03-31T05:43:00</dc:date>
            </office:change-info>
            <text:p text:style-name="P7"><text:span text:style-name="T6">ISO-8859-1. Excepto emisión XML que es UTF-8.</text:span></text:p>
          </text:deletion>
        </text:changed-region>
        <text:changed-region xml:id="ct17684424953088" text:id="ct17684424953088">
          <text:format-change>
            <office:change-info>
              <dc:creator>Unknown Author</dc:creator>
              <dc:date>2014-03-31T05:43:00</dc:date>
            </office:change-info>
          </text:format-change>
        </text:changed-region>
        <text:changed-region xml:id="ct17684424953600" text:id="ct17684424953600">
          <text:format-change>
            <office:change-info>
              <dc:creator>Unknown Author</dc:creator>
              <dc:date>2014-03-31T05:44:00</dc:date>
            </office:change-info>
          </text:format-change>
        </text:changed-region>
        <text:changed-region xml:id="ct17684424953344" text:id="ct17684424953344">
          <text:insertion>
            <office:change-info>
              <dc:creator>Unknown Author</dc:creator>
              <dc:date>2014-03-31T05:44:00</dc:date>
            </office:change-info>
          </text:insertion>
        </text:changed-region>
        <text:changed-region xml:id="ct17684308459520" text:id="ct17684308459520">
          <text:insertion>
            <office:change-info>
              <dc:creator>Unknown Author</dc:creator>
              <dc:date>2014-03-31T05:44:00</dc:date>
            </office:change-info>
          </text:insertion>
        </text:changed-region>
        <text:changed-region xml:id="ct17684308462336" text:id="ct17684308462336">
          <text:insertion>
            <office:change-info>
              <dc:creator>Unknown Author</dc:creator>
              <dc:date>2014-03-31T05:44:00</dc:date>
            </office:change-info>
          </text:insertion>
        </text:changed-region>
        <text:changed-region xml:id="ct17684424695808" text:id="ct17684424695808">
          <text:format-change>
            <office:change-info>
              <dc:creator>Unknown Author</dc:creator>
              <dc:date>2014-03-31T09:11:00</dc:date>
            </office:change-info>
          </text:format-change>
        </text:changed-region>
        <text:changed-region xml:id="ct17684425374976" text:id="ct17684425374976">
          <text:insertion>
            <office:change-info>
              <dc:creator>Unknown Author</dc:creator>
              <dc:date>2014-03-31T09:10:00</dc:date>
            </office:change-info>
          </text:insertion>
        </text:changed-region>
        <text:changed-region xml:id="ct17684449692672" text:id="ct17684449692672">
          <text:insertion>
            <office:change-info>
              <dc:creator>Unknown Author</dc:creator>
              <dc:date>2014-03-31T09:11:00</dc:date>
            </office:change-info>
          </text:insertion>
        </text:changed-region>
        <text:changed-region xml:id="ct17684425095936" text:id="ct17684425095936">
          <text:deletion>
            <office:change-info>
              <dc:creator>Unknown Author</dc:creator>
              <dc:date>2014-03-31T09:11:00</dc:date>
            </office:change-info>
            <text:p text:style-name="P3"><text:span text:style-name="T7">. Aunque los tokens por el moneto no son fuertemente aleatorios.</text:span></text:p>
          </text:deletion>
        </text:changed-region>
        <text:changed-region xml:id="ct17684308438784" text:id="ct17684308438784">
          <text:insertion>
            <office:change-info>
              <dc:creator>Unknown Author</dc:creator>
              <dc:date>2014-03-31T09:13:00</dc:date>
            </office:change-info>
          </text:insertion>
        </text:changed-region>
        <text:changed-region xml:id="ct17684423449088" text:id="ct17684423449088">
          <text:insertion>
            <office:change-info>
              <dc:creator>Unknown Author</dc:creator>
              <dc:date>2014-03-31T09: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ificación de Seguridad de SIVeL 1.<text:change-start text:change-id="ct17684531460096"/>2<text:change-end text:change-id="ct17684531460096"/><text:change text:change-id="ct17684506734336"/></text:p>
      <text:p text:style-name="P11">Vladimir Támara Patiño. vtamara@pasosdeJesus.org</text:p>
      <text:h text:style-name="P1" text:outline-level="1"><text:change-start text:change-id="ct17684506731264"/>Marzo<text:change-end text:change-id="ct17684506731264"/><text:change text:change-id="ct17684506730496"/> de 201<text:change text:change-id="ct17684506732544"/><text:change text:change-id="ct17684506730752"/><text:change-start text:change-id="ct17684423618816"/><text:span text:style-name="T21">4</text:span><text:change-end text:change-id="ct17684423618816"/></text:h>
      <text:p text:style-name="Standard"/>
      <text:h text:style-name="Heading_20_1" text:outline-level="1">1. INTRODUCCIÓN</text:h>
      <text:p text:style-name="Standard"/>
      <text:p text:style-name="P2">SIVeL es sigla de Sistema de Información de Violencia Política en Línea. <text:s/>Se trata de una aplicación web con fuentes de dominio público (ver <text:bibliography-mark text:identifier="SIVeL" text:bibliography-type="www" text:author="Vladimir Támara" text:title="SIVeL" text:year="2011" text:url="http://sivel.sf.net">[SIVeL]</text:bibliography-mark>), que permite sistematizar casos de violencia político social (VPS). Entre sus principios está “mantener confidencialidad de las fuentes” justamente para salvaguardar la vida de quienes aportan información, por lo cual la seguridad es un requerimiento fundamental.</text:p>
      <text:p text:style-name="P2"/>
      <text:p text:style-name="P2">Desde antes de liberar la versión 1.0 en 2008 se abrió una <text:change-start text:change-id="ct17684506732288"/>convocatoria<text:change-end text:change-id="ct17684506732288"/><text:change text:change-id="ct17684506736896"/> pública para verificar su seguridad, dos auditores encontraron fallas que se corrigieron en Enero de 2008 (reportes disponibles en fuentes de SIVeL doc/auditoria-fgarcez.odt y doc/auditoria-gmunoz.odt). <text:s/>Desde entonces se ha mantenido abierta la convocatoria, mientras se ha venido mejorando la aplicación y se ha aumentado <text:s text:c="2"/>la recompensa.</text:p>
      <text:p text:style-name="P2"/>
      <text:p text:style-name="P2">Para liberar la versión 1.<text:change text:change-id="ct17684506737664"/><text:change-start text:change-id="ct17684506736128"/>2<text:change-end text:change-id="ct17684506736128"/> en 201<text:change text:change-id="ct17684506737408"/><text:change text:change-id="ct17684506738432"/><text:change-start text:change-id="ct17684350167552"/><text:span text:style-name="T21">4</text:span><text:change-end text:change-id="ct17684350167552"/> también se ha mantenido una convocatoria abierta y aquí reportamos los resultados de una verificación de seguridad interna empleando el estándar de OWASP de 2009 (ver <text:bibliography-mark text:identifier="OWASP2009" text:bibliography-type="www" text:author="The Open Web Application Security Project" text:title="OWASP Application Security Verification Standard 2009" text:year="2009">[OWASP2009]</text:bibliography-mark>).</text:p>
      <text:p text:style-name="Standard"/>
      <text:h text:style-name="Heading_20_1" text:outline-level="1">2. DESCRIPCIÓN</text:h>
      <text:p text:style-name="Standard"/>
      <text:p text:style-name="P2">SIVeL es una aplicación web respaldada en una base PostgreSQL, modular con usuarios y roles, que permite: (1) sistematizar casos de VPS, (2) <text:s/>consultar públicamente parte de la base como servicio web o con un formulario y facilidades para retroalimentar, (3) generar diversos tipos de reportes y conteos para publicaciones o análisis, (4) intercambiar casos de una instalación de SIVeL a otra, (5) personalizar el sistema a diversos niveles en organizaciones particulares y (6) realizar labores administrativas como copias de respaldo. <text:s text:c="2"/>Es fácil de extender mediante módulos y una sola instalación puede operar diversos sitios, cada uno con su URL y base de datos independiente.</text:p>
      <text:p text:style-name="P2"/>
      <text:p text:style-name="P2">La instalación estándar de la versión 1.<text:change text:change-id="ct17684506735360"/><text:change-start text:change-id="ct17684506735104"/>2<text:change-end text:change-id="ct17684506735104"/>, que es la que recomendamos y sobre la cual se esperan auditorias de seguridad, opera sobre <text:change-start text:change-id="ct17684400302848"/>adJ 5.<text:change-end text:change-id="ct17684400302848"/><text:change-start text:change-id="ct17684400301312"/><text:span text:style-name="T1">4</text:span><text:change-end text:change-id="ct17684400301312"/><text:change text:change-id="ct17684400303104"/><text:change-start text:change-id="ct17684400300800"/> (distribución de <text:change-end text:change-id="ct17684400300800"/>OpenBSD <text:change text:change-id="ct17684400300288"/><text:change text:change-id="ct17684400301568"/><text:change-start text:change-id="ct17684400302080"/>5<text:change-end text:change-id="ct17684400302080"/>.<text:change text:change-id="ct17684400300544"/><text:change-start text:change-id="ct17684400303360"/><text:span text:style-name="T1">4</text:span><text:change-end text:change-id="ct17684400303360"/><text:change text:change-id="ct17684400302336"/><text:change-start text:change-id="ct17684400302592"/>)<text:change-end text:change-id="ct17684400302592"/> o superior <text:change text:change-id="ct17684400300032"/>ver <text:bibliography-mark text:identifier="adJ" text:bibliography-type="www" text:title="OpenBSD adJ" text:year="2011" text:url="https://aprendiendo.pasosdeJesus.org">[adJ]</text:bibliography-mark> para asegurar el ambiente de SIVeL), con <text:change-start text:change-id="ct17684400303616"/>nginx<text:change-end text:change-id="ct17684400303616"/><text:change text:change-id="ct17684532358400"/> 1.<text:change-start text:change-id="ct17684532357888"/><text:span text:style-name="T1">4</text:span><text:change-end text:change-id="ct17684532357888"/><text:change text:change-id="ct17684532355328"/><text:change-start text:change-id="ct17684532356096"/>.<text:change-end text:change-id="ct17684532356096"/><text:change-start text:change-id="ct17684532356608"/><text:span text:style-name="T1">1</text:span><text:change-end text:change-id="ct17684532356608"/><text:change text:change-id="ct17684400301056"/><text:change text:change-id="ct17684532355840"/> auditado incluido en ese sistema (ver<text:change-start text:change-id="ct17684532356864"/> <text:change-end text:change-id="ct17684532356864"/><text:s/><text:bibliography-mark text:identifier="Apache" text:bibliography-type="www" text:title="Servidor Web Apache" text:year="2011" text:url="http://www.apache.org">[Apache]</text:bibliography-mark>) <text:change-start text:change-id="ct17684532357376"/><text:span text:style-name="T1">con SSL</text:span><text:change-end text:change-id="ct17684532357376"/><text:change text:change-id="ct17684532357632"/> <text:s/>activo así como PHP 5.<text:change text:change-id="ct17684532358144"/><text:change-start text:change-id="ct17684532358656"/>3<text:change-end text:change-id="ct17684532358656"/> o superior (ver <text:bibliography-mark text:identifier="PHP" text:bibliography-type="www" text:title="PHP" text:year="2011" text:url="http://www.php.net">[PHP]</text:bibliography-mark>) y parche Suhoshin (ver <text:bibliography-mark text:identifier="Suhosin" text:bibliography-type="www" text:author="Stefan Esser" text:title="Hardened PHP Project" text:url="http://www.hardened-php.net/suhosin/">[Suhosin]</text:bibliography-mark>). <text:s text:c="3"/>La información se mantiene en una base de datos PostgreSQL (ver <text:bibliography-mark text:identifier="PostgreSQL" text:bibliography-type="www" text:publisher="2" text:title="PostgreSQL" text:year="2011" text:url="http://www.postgresql.org">[PostgreSQL]</text:bibliography-mark>) cifrada mediante facilidades del sistema operativo (<text:change-start text:change-id="ct17684532355072"/><text:span text:style-name="T5">vnconfig</text:span><text:change-end text:change-id="ct17684532355072"/> ver <text:bibliography-mark text:identifier="vnconfig" text:bibliography-type="www" text:title="Manual de vnconfig" text:url="http://www.openbsd.org/cgi-bin/man.cgi?query=vnconfig&amp;apropos=0&amp;sektion=0&amp;manpath=OpenBSD+Current&amp;arch=i386&amp;format=html">[vnconfig]</text:bibliography-mark>) con el algoritmo Blowfish. <text:s/>La configuración por defecto se hace con los archivos de comandos <text:change-start text:change-id="ct17684532358912"/><text:span text:style-name="T5">/inst-adJ.sh</text:span><text:change-end text:change-id="ct17684532358912"/> <text:change-start text:change-id="ct17684532356352"/>y<text:change-end text:change-id="ct17684532356352"/><text:change text:change-id="ct17684320921856"/> <text:change-start text:change-id="ct17684362656000"/><text:span text:style-name="T5">/</text:span><text:change-end text:change-id="ct17684362656000"/><text:change-start text:change-id="ct17684362655744"/><text:span text:style-name="T5">usr/local/adJ/</text:span><text:change-end text:change-id="ct17684362655744"/><text:change-start text:change-id="ct17684362653952"/><text:span text:style-name="T5">inst-SIVeL.sh</text:span><text:change-end text:change-id="ct17684362653952"/> incluidos en adJ –al usar <text:change-start text:change-id="ct17684362654208"/><text:span text:style-name="T5">/inst-adJ.sh</text:span><text:change-end text:change-id="ct17684362654208"/> debe elegir preparar una imagen cifrada para datos de PostgreSQL.</text:p>
      <text:p text:style-name="P2"><text:soft-page-break/></text:p>
      <text:p text:style-name="P2">Se espera que los usuarios que emplean el sistema se conecten directamente desde el sistema seguro en el que opera o desde una red interna con terminales seguras (recomendamos UbuntuCE en lugar de Windows). </text:p>
      <text:p text:style-name="Standard"/>
      <text:p text:style-name="Standard"/>
      <text:p text:style-name="Standard"/>
      <text:h text:style-name="Heading_20_1" text:outline-level="1">3. ARQUITECTURA DE LA SEGURIDAD DE LA APLICACIÓN</text:h>
      <text:p text:style-name="Standard"/>
      <text:p text:style-name="Standard">Está descrita en detalle en el manual del usuario en la sección 6.5.4.</text:p>
      <text:p text:style-name="Standard"/>
      <text:p text:style-name="Standard"/>
      <text:h text:style-name="Heading_20_1" text:outline-level="1">4. RESULTADOS DE LA VERIFICACIÓN</text:h>
      <text:p text:style-name="Standard"/>
      <text:h text:style-name="Heading_20_2" text:outline-level="2">4.1 Documentación de la Arquitectura de Seguridad</text:h>
      <text:p text:style-name="Text_20_body"/>
      <text:list xml:id="list6118603068567228786" text:style-name="L2">
        <text:list-item>
          <text:list>
            <text:list-item>
              <text:p text:style-name="P33">Todos los componentes de la aplicación (bien individuales o grupos de fuentes, librerías y/o ejecutables) se han identificado.</text:p>
              <text:p text:style-name="P18">Si en el control de versiones<text:change-start text:change-id="ct17684506806784"/> con git<text:change-end text:change-id="ct17684506806784"/><text:change text:change-id="ct17684506804992"/> y en documentación (sección 6.5.4).</text:p>
            </text:list-item>
            <text:list-item>
              <text:p text:style-name="P33">Todos los componentes que no son parte de la aplicación pero que la aplicación requiere para operar se han identificado. </text:p>
              <text:p text:style-name="P33"><text:span text:style-name="T2">Si </text:span><text:change-start text:change-id="ct17684506807040"/><text:span text:style-name="T2">con</text:span><text:change-end text:change-id="ct17684506807040"/><text:change text:change-id="ct17684506807296"/><text:span text:style-name="T2"> conf.sh.</text:span> </text:p>
            </text:list-item>
            <text:list-item>
              <text:p text:style-name="P33">Arquitectura de alto nivel definida. </text:p>
              <text:p text:style-name="P18">Si en documentación, sección 6.5.4.</text:p>
            </text:list-item>
            <text:list-item>
              <text:p text:style-name="P33">Componentes definidos en términos de funciones de negocio y/o funciones de seguridad que proveen.</text:p>
              <text:p text:style-name="P18">Si en documentación.</text:p>
            </text:list-item>
            <text:list-item>
              <text:p text:style-name="P33"><text:s/>Componentes que no son parte de aplicaciones pero que emplea, definidos en términos de funciones de negocio y/o funciones de seguridad.<text:change-start text:change-id="ct17684506807552"/></text:p>
              <text:p text:style-name="P19">Si en <text:span text:style-name="T1">este documento</text:span>.<text:change-end text:change-id="ct17684506807552"/></text:p>
            </text:list-item>
            <text:list-item>
              <text:p text:style-name="P33">Información de modelamiento de amenazas proveida</text:p>
            </text:list-item>
          </text:list>
        </text:list-item>
      </text:list>
      <text:p text:style-name="P2"/>
      <text:p text:style-name="P2"/>
      <text:h text:style-name="P14" text:outline-level="2">4.2 Autenticación</text:h>
      <text:p text:style-name="P2"/>
      <text:list xml:id="list5154744237030320068" text:style-name="L3">
        <text:list-item>
          <text:list>
            <text:list-header>
              <text:p text:style-name="P62"/>
            </text:list-header>
            <text:list-item>
              <text:p text:style-name="P62">Todas las páginas y recursos requieren autenticación, excepto las que se han determinado especificamente que son públicas.</text:p>
              <text:p text:style-name="P51"><text:soft-page-break/>Si<text:change-start text:change-id="ct17684532369152"/> <text:span text:style-name="T1">con la función autentica_usuario</text:span><text:change-end text:change-id="ct17684532369152"/>. <text:s/>L<text:change-start text:change-id="ct17684532369408"/><text:span text:style-name="T1">os recursos </text:span><text:change-end text:change-id="ct17684532369408"/><text:change text:change-id="ct17684532369664"/>públic<text:change-start text:change-id="ct17684532370944"/><text:span text:style-name="T1">o</text:span><text:change-end text:change-id="ct17684532370944"/><text:change text:change-id="ct17684532370176"/>s<text:change-start text:change-id="ct17684383678720"/> <text:span text:style-name="T1">tiene el comentario </text:span><text:change-end text:change-id="ct17684383678720"/><text:change text:change-id="ct17684383678976"/><text:change-start text:change-id="ct17684383681792"/><text:s/><text:change-end text:change-id="ct17684383681792"/><text:change-start text:change-id="ct17684383679232"/><text:span text:style-name="T3">Acceso: CONSULTA PÚBLICA</text:span><text:change-end text:change-id="ct17684383679232"/> l<text:change-start text:change-id="ct17684383681024"/><text:span text:style-name="T1">o</text:span><text:change-end text:change-id="ct17684383681024"/><text:change text:change-id="ct17684383679744"/>s que tienen definiciones <text:change-start text:change-id="ct17684383681280"/><text:span text:style-name="T1">con </text:span><text:span text:style-name="T3">Acceso: SÓLO DEFINICIONES</text:span><text:span text:style-name="T1"> </text:span><text:change-end text:change-id="ct17684383681280"/>y l<text:change-start text:change-id="ct17684383682048"/><text:span text:style-name="T1">o</text:span><text:change-end text:change-id="ct17684383682048"/><text:change text:change-id="ct17684383681536"/>s que son para usar <text:s/>desde interprete <text:change-start text:change-id="ct17684383680512"/><text:span text:style-name="T1">incluyen</text:span><text:change-end text:change-id="ct17684383680512"/><text:change text:change-id="ct17684383679488"/><text:change-start text:change-id="ct17684383682304"/> <text:change-end text:change-id="ct17684383682304"/><text:change-start text:change-id="ct17684383680256"/><text:span text:style-name="T3">Acceso: INTERPRETE DE COMANDOS</text:span><text:change-end text:change-id="ct17684383680256"/></text:p>
            </text:list-item>
            <text:list-item>
              <text:p text:style-name="P62">Todos los campos de clave no presentan clave cuando se ingresa ni autocompletan.<text:change-start text:change-id="ct17684383680000"/></text:p>
              <text:p text:style-name="P47"><text:change-end text:change-id="ct17684383680000"/><text:change-start text:change-id="ct17684383680768"/>No por parte de la aplicación (aunque es común por parte de los navegadores)<text:change-end text:change-id="ct17684383680768"/></text:p>
            </text:list-item>
            <text:list-item>
              <text:p text:style-name="P62"><text:s/>Si se excede el máximo número de intentos de autenticación, la cuenta queda bloqueada por un periodo de tiempo suficientemente largo para para disuadir ataques de fuerza bruta.</text:p>
            </text:list-item>
            <text:list-item>
              <text:p text:style-name="P62">Verificar controles de autenticación al lado del servidor.</text:p>
              <text:p text:style-name="P50">Si</text:p>
            </text:list-item>
            <text:list-item>
              <text:p text:style-name="P62">Todos los controles de autenticación (incluyendo librerías que llamen servicios de autenticación externos) tienen una implementación centralizada.</text:p>
              <text:p text:style-name="P50">Si. Función <text:change-start text:change-id="ct17684383684096"/><text:span text:style-name="T5">autentica</text:span><text:change-end text:change-id="ct17684383684096"/><text:change-start text:change-id="ct17684532369920"/><text:span text:style-name="T5">_</text:span><text:span text:style-name="T3">u</text:span><text:change-end text:change-id="ct17684532369920"/><text:change text:change-id="ct17684383683584"/><text:change-start text:change-id="ct17684383685376"/><text:span text:style-name="T5">suario</text:span><text:change-end text:change-id="ct17684383685376"/> centralizada en <text:change-start text:change-id="ct17684383684864"/><text:span text:style-name="T5">aut.php</text:span><text:change-end text:change-id="ct17684383684864"/> usada en toda fuente excepto públicas o que tiene sólo definiciones o que se usan desde línea de comandos.</text:p>
            </text:list-item>
            <text:list-item>
              <text:p text:style-name="P62">Controles de autenticación fallan de forma segura.</text:p>
              <text:p text:style-name="P50">Si</text:p>
            </text:list-item>
            <text:list-item>
              <text:p text:style-name="P62">Fuerza de credenciales es suficiente para resistir ataques. </text:p>
              <text:p text:style-name="P50"><text:change-start text:change-id="ct17684383682816"/><text:span text:style-name="T1">Si. Se emplea bcrypt</text:span><text:change-end text:change-id="ct17684383682816"/><text:change-start text:change-id="ct17684383685632"/><text:span text:style-name="T1">. <text:s/></text:span><text:span text:style-name="T4">Sería bueno </text:span><text:change-end text:change-id="ct17684383685632"/><text:change text:change-id="ct17684383684352"/><text:change-start text:change-id="ct17684383685888"/><text:span text:style-name="T4">verificar fortaleza de claves elegidas</text:span><text:span text:style-name="T14">.</text:span><text:change-end text:change-id="ct17684383685888"/></text:p>
            </text:list-item>
            <text:list-item>
              <text:p text:style-name="P62">Funciones para manejo de cuenta son tan resistentes al ataque como mecanismo primario</text:p>
              <text:p text:style-name="P50">Si. Más las de la línea de comando.</text:p>
            </text:list-item>
            <text:list-item>
              <text:p text:style-name="P62">Posible cambiar credenciales con mecanismo tan resistente como primario.</text:p>
              <text:p text:style-name="P59">Si aunque falta re-autenticación.</text:p>
            </text:list-item>
            <text:list-item>
              <text:p text:style-name="P62">Require re-autenticación antes de realizar operaciones sensibles<text:change-start text:change-id="ct17684383683840"/></text:p>
            </text:list-item>
          </text:list>
        </text:list-item>
      </text:list>
      <text:p text:style-name="P46"><text:change-end text:change-id="ct17684383683840"/></text:p>
      <text:list xml:id="list319644152" text:continue-numbering="true" text:style-name="L3">
        <text:list-item>
          <text:list>
            <text:list-item>
              <text:p text:style-name="P62">Verificar que credenciales expiran tras ciero periodo configurable. <text:s text:c="4"/></text:p>
              <text:p text:style-name="P50">Si en aut.php puede definirse (por defecto 2 horas)</text:p>
            </text:list-item>
            <text:list-item>
              <text:p text:style-name="P62">Verificar que todas las decisiones de autenticación se registran en bitácora. <text:change-start text:change-id="ct17684383684608"/></text:p>
              <text:p text:style-name="P62"><text:change-end text:change-id="ct17684383684608"/></text:p>
            </text:list-item>
            <text:list-item>
              <text:p text:style-name="P62">Claves de cuentas con sal única para la cuenta y condensandas antes de almacenar. </text:p>
              <text:p text:style-name="P59">Si, pero falta sal.</text:p>
            </text:list-item>
            <text:list-item>
              <text:p text:style-name="P62">Credenciales para servicios externos cifrados y almacenados en área protegida. </text:p>
              <text:p text:style-name="P50">No aplica.</text:p>
            </text:list-item>
            <text:list-item>
              <text:p text:style-name="P62">Código que implementa autenticación no está afectado por código malicioso. </text:p>
              <text:p text:style-name="P50">Verificado.</text:p>
              <text:p text:style-name="P62"/>
            </text:list-item>
          </text:list>
        </text:list-item>
      </text:list>
      <text:p text:style-name="P2"/>
      <text:h text:style-name="P14" text:outline-level="2">4.3 Administración de Sesión</text:h>
      <text:list xml:id="list6851638776831665996" text:style-name="L4">
        <text:list-item>
          <text:list>
            <text:list-item>
              <text:p text:style-name="P64"><text:change-start text:change-id="ct17684448858112"/><text:span text:style-name="T1">La a</text:span><text:change-end text:change-id="ct17684448858112"/><text:change text:change-id="ct17684448858880"/>plicación usa el manejo de sesiones del ambiente. </text:p>
              <text:p text:style-name="P54">Si, aut.php usa Auth.php de PEAR</text:p>
            </text:list-item>
            <text:list-item>
              <text:p text:style-name="P64">Sesión invalidada cuando el usuario sale.</text:p>
              <text:p text:style-name="P54">Si en función <text:change-start text:change-id="ct17684448859648"/><text:span text:style-name="T5">cierra</text:span><text:change-end text:change-id="ct17684448859648"/><text:change-start text:change-id="ct17684448859904"/><text:span text:style-name="T5">_</text:span><text:span text:style-name="T3">s</text:span><text:change-end text:change-id="ct17684448859904"/><text:change text:change-id="ct17684448859136"/><text:change-start text:change-id="ct17684448860672"/><text:span text:style-name="T5">esion</text:span><text:change-end text:change-id="ct17684448860672"/> de <text:change-start text:change-id="ct17684448861440"/><text:span text:style-name="T5">aut.php</text:span><text:change-end text:change-id="ct17684448861440"/></text:p>
            </text:list-item>
            <text:list-item>
              <text:p text:style-name="P64">Sesión expira después de cierto periodo de inactividad</text:p>
              <text:p text:style-name="P54">Si en función <text:change-start text:change-id="ct17684448861696"/><text:span text:style-name="T5">autentica</text:span><text:change-end text:change-id="ct17684448861696"/><text:change-start text:change-id="ct17684448860928"/><text:span text:style-name="T5">_</text:span><text:span text:style-name="T3">u</text:span><text:change-end text:change-id="ct17684448860928"/><text:change text:change-id="ct17684448858368"/><text:change-start text:change-id="ct17684448861184"/><text:span text:style-name="T5">suario</text:span><text:change-end text:change-id="ct17684448861184"/> inicialmente 2 horas.</text:p>
            </text:list-item>
            <text:list-item>
              <text:p text:style-name="P64">Sesión expira después de cierto tiempo configurable administrativamente independiente de actividad</text:p>
              <text:p text:style-name="P54">Si en función <text:change-start text:change-id="ct17684448861952"/><text:span text:style-name="T5">autentica</text:span><text:change-end text:change-id="ct17684448861952"/><text:change-start text:change-id="ct17684448858624"/><text:span text:style-name="T5">_</text:span><text:span text:style-name="T3">u</text:span><text:change-end text:change-id="ct17684448858624"/><text:change text:change-id="ct17684448860160"/><text:change-start text:change-id="ct17684383690752"/><text:span text:style-name="T5">suario</text:span><text:change-end text:change-id="ct17684383690752"/> inicialmente 4 horas.</text:p>
            </text:list-item>
            <text:list-item>
              <text:p text:style-name="P64"><text:soft-page-break/>Todas las páginas que requieren autenticación tienen enlaces para salir.</text:p>
              <text:p text:style-name="P67">Prácticamente toda la aplicación requiere autenticación, se ha centralizado salir en el menú principal.</text:p>
            </text:list-item>
            <text:list-item>
              <text:p text:style-name="P64">La id de sesión no se revela excepto en encabezados de galletas; particularmente ni en URLs, ni en mensajes de error ni en bitácoras. <text:s/>No soporta reescritura de URLs de galletas de sesión.</text:p>
              <text:p text:style-name="P54">Si</text:p>
            </text:list-item>
            <text:list-item>
              <text:p text:style-name="P64">ID de sesión cambia al ingresar.</text:p>
              <text:p text:style-name="P54">Si</text:p>
            </text:list-item>
            <text:list-item>
              <text:p text:style-name="P64">ID de sesión cambia al re-autenticar.</text:p>
              <text:p text:style-name="P54">Si</text:p>
            </text:list-item>
            <text:list-item>
              <text:p text:style-name="P64">ID de sesión cambiar o se borra al salir.</text:p>
              <text:p text:style-name="P54">Si</text:p>
            </text:list-item>
            <text:list-item>
              <text:p text:style-name="P63">Sólo ID de sesión generados por la aplicación son reconocidos como válidos por la aplicación.</text:p>
              <text:p text:style-name="P52">Si</text:p>
            </text:list-item>
            <text:list-item>
              <text:p text:style-name="P63">Los tokens de sesiones autenticadas son suficientemente largos y aleatorios para resistir ataques que son típicos ante las amenazas del ambiente.</text:p>
              <text:p text:style-name="P52">Si</text:p>
            </text:list-item>
            <text:list-item>
              <text:p text:style-name="P63">Verificar que las galletas con tokes/ids de sesiones autenticadas tienen el dominio y ruta puestos en un valor con restricciones apropiadas para el sitio<text:change-start text:change-id="ct17684383693824"/></text:p>
              <text:p text:style-name="P63"><text:change-end text:change-id="ct17684383693824"/></text:p>
            </text:list-item>
            <text:list-item>
              <text:p text:style-name="P63">Verificar que todo el código que implementa o usa controles para manejo de sesiones no está afectado por código malicioso.</text:p>
              <text:p text:style-name="P52">Verificado. Inspección breve a Auth.php de Pear.</text:p>
            </text:list-item>
          </text:list>
        </text:list-item>
      </text:list>
      <text:p text:style-name="P2"/>
      <text:p text:style-name="P12"/>
      <text:h text:style-name="P14" text:outline-level="2">4.4 Control de Acceso</text:h>
      <text:list xml:id="list2672565215903518938" text:style-name="L5">
        <text:list-item>
          <text:list>
            <text:list-item>
              <text:p text:style-name="P65">Los usuarios sólo puede ingresar a funciones protegidas para las cuales poseen suficiente autorización.</text:p>
              <text:p text:style-name="P55">Si. Toda función emplea autentica<text:change-start text:change-id="ct17684331570176"/>_<text:change-end text:change-id="ct17684331570176"/><text:change text:change-id="ct17684331571968"/><text:change-start text:change-id="ct17684331572480"/><text:span text:style-name="T1">u</text:span><text:change-end text:change-id="ct17684331572480"/>suario, las públicas tienen comentario <text:change-start text:change-id="ct17684331569920"/><text:span text:style-name="T5">Acceso: CONSULTA PÚBLICA</text:span><text:change-end text:change-id="ct17684331569920"/>. <text:s/>Fuentes con sólo definiciones tiene comentario <text:change-start text:change-id="ct17684331572736"/><text:span text:style-name="T5">Acceso: SÓLO DEFINICIONES</text:span><text:change-end text:change-id="ct17684331572736"/> y las que se ejecutan desde línea de comando se verifican y dicen <text:change-start text:change-id="ct17684331572992"/><text:span text:style-name="T5">Acceso: INTERPRETE DE COMANDOS</text:span><text:change-end text:change-id="ct17684331572992"/>.</text:p>
            </text:list-item>
            <text:list-item>
              <text:p text:style-name="P65">Los usuarios sólo pueden acceder a URLs para los cuales tienen autorización específica.</text:p>
              <text:p text:style-name="P55">En caso de PHP, si por politica descrita en 4.1. <text:s/>Otros se han verificado caso a caso. El acceso a varios se prohibe desde configuración de Apache en instalación por defecto.</text:p>
            </text:list-item>
            <text:list-item>
              <text:p text:style-name="P65">Los usuarios sólo puede acceder a archivos de datos para los cuales tienen autorización específica.</text:p>
              <text:p text:style-name="P55">Si, las fuentes son públicas. <text:s/>Los datos particulares de cada sitio son definiciones en PHP o se prohibe verlos con configuración de Apache.</text:p>
            </text:list-item>
            <text:list-item>
              <text:p text:style-name="P65">Las referencias directas a objetos están protegidas, de forma que sólo los objetos autorizados son utilizables por cada usuario.</text:p>
              <text:p text:style-name="P55">Si las funciones de la aplicación usan <text:change-start text:change-id="ct17684331569664"/><text:span text:style-name="T5">autentica</text:span><text:change-end text:change-id="ct17684331569664"/><text:change-start text:change-id="ct17684331570432"/><text:span text:style-name="T5">_</text:span><text:span text:style-name="T3">u</text:span><text:change-end text:change-id="ct17684331570432"/><text:change text:change-id="ct17684331570688"/><text:change-start text:change-id="ct17684331570944"/><text:span text:style-name="T5">suario</text:span><text:change-end text:change-id="ct17684331570944"/> que verifica rol.</text:p>
            </text:list-item>
            <text:list-item>
              <text:p text:style-name="P65">Está deshabilitada la posibilidad de examinar directorios excepto que se desee deliberadamente.<text:change-start text:change-id="ct17684308436480"/></text:p>
              <text:p text:style-name="P65"><text:change-end text:change-id="ct17684308436480"/></text:p>
            </text:list-item>
            <text:list-item>
              <text:p text:style-name="P65">Los usuarios sólo pueden acceder a servicios para los cuales poseen autorización específica.<text:change-start text:change-id="ct17684308436736"/></text:p>
              <text:p text:style-name="P56">Si las funciones de la aplicación usan <text:span text:style-name="T5">autentica_</text:span><text:span text:style-name="T3">u</text:span><text:span text:style-name="T5">suario</text:span> que verifica rol.<text:change-end text:change-id="ct17684308436736"/></text:p>
            </text:list-item>
            <text:list-item>
              <text:p text:style-name="P65">Los usuarios sólo<text:change-start text:change-id="ct17684308436992"/> <text:change-end text:change-id="ct17684308436992"/>p<text:change text:change-id="ct17684308437504"/>ueden acceder a datos para los cuales tiene autorización específica.</text:p>
              <text:p text:style-name="P55">Si las funciones de la aplicación usan <text:change-start text:change-id="ct17684308438272"/><text:span text:style-name="T5">autentica</text:span><text:change-end text:change-id="ct17684308438272"/><text:change-start text:change-id="ct17684308434944"/><text:span text:style-name="T5">_</text:span><text:change-end text:change-id="ct17684308434944"/><text:change text:change-id="ct17684308437760"/><text:change-start text:change-id="ct17684308438528"/><text:span text:style-name="T3">u</text:span><text:change-end text:change-id="ct17684308438528"/><text:change-start text:change-id="ct17684308435712"/><text:span text:style-name="T5">suario</text:span><text:change-end text:change-id="ct17684308435712"/> que verifica rol.</text:p>
            </text:list-item>
            <text:list-item>
              <text:p text:style-name="P65">Los controles de acceso fallan de forma segura.</text:p>
              <text:p text:style-name="P55">Si</text:p>
            </text:list-item>
            <text:list-item>
              <text:p text:style-name="P65">Verificar que las misma reglas de control de acceso de la capa de presentación se aseguran al lado del servidor.</text:p>
              <text:p text:style-name="P55">Si</text:p>
            </text:list-item>
            <text:list-item>
              <text:p text:style-name="P65">Verificar que todos los atributos y datos de usuarios y la información de políticas usados por los controles de acceso no pueden ser manipulados por usuarios finales a menos que se autorice especificamente.</text:p>
              <text:p text:style-name="P55">Si</text:p>
            </text:list-item>
            <text:list-item>
              <text:p text:style-name="P65">Verificar que todos los controles de accesos son obligatorios al lado del servidor.</text:p>
              <text:p text:style-name="P55">Si</text:p>
            </text:list-item>
            <text:list-item>
              <text:p text:style-name="P65">Hay un mecanismo centralizado para proteger el acceso a cada tipo de recurso.</text:p>
              <text:p text:style-name="P55">Si. aut.php</text:p>
            </text:list-item>
            <text:list-item>
              <text:p text:style-name="P65">No pueden sobrepasarse limitaciones en el ingreso y acceso impuestos por la aplicación </text:p>
              <text:p text:style-name="P55">Si</text:p>
            </text:list-item>
            <text:list-item>
              <text:p text:style-name="P65">Todas las decisiones de control de acceso pueden registrarse en bitácora y todas las decisiones fallidas son registrada<text:change-start text:change-id="ct17684442907648"/></text:p>
              <text:p text:style-name="P65"><text:change-end text:change-id="ct17684442907648"/></text:p>
            </text:list-item>
            <text:list-item>
              <text:p text:style-name="P65">Todo el código que usa control de acceso no está afectado por código malicioso.</text:p>
              <text:p text:style-name="P55">Verificado.</text:p>
            </text:list-item>
          </text:list>
        </text:list-item>
      </text:list>
      <text:p text:style-name="P2"/>
      <text:h text:style-name="P14" text:outline-level="2"><text:soft-page-break/>4.5 Validación de entrada</text:h>
      <text:p text:style-name="P4"/>
      <text:list xml:id="list1328044813" text:continue-list="list958250376229765001" text:style-name="L1">
        <text:list-item>
          <text:list>
            <text:list-item>
              <text:p text:style-name="P34">El ambiente de ejecución no es suceptible de desbordamiento de colchones (buffer overflows), o que los controles de seguridad previenen desbordamiento de colchones.</text:p>
              <text:p text:style-name="P8">Si. Los datos que llegan en variables REQUEST tipicamente pasan por la función <text:change-start text:change-id="ct17684442909440"/><text:span text:style-name="T5">var_escapa</text:span><text:change-end text:change-id="ct17684442909440"/> que los corta a 1024 bytes o el valor que se especifíque como <text:change-start text:change-id="ct17684442908928"/><text:span text:style-name="T1">ter</text:span><text:change-end text:change-id="ct17684442908928"/><text:change text:change-id="ct17684308436224"/><text:change-start text:change-id="ct17684442909184"/><text:span text:style-name="T1">c</text:span><text:change-end text:change-id="ct17684442909184"/>er parámetro. <text:s/>Algunos que no se convierte a entero o se comparan con valores fijos. </text:p>
            </text:list-item>
            <text:list-item>
              <text:p text:style-name="P34">Un patron de validación positivo <text:s/>aplicado a toda entrada.</text:p>
              <text:p text:style-name="P8">Patrón: MVC. En proyetos con HTML_QuickForm el control lo realizan clases descendientes de HTML_QuickForm_Action en la función perform. <text:s text:c="2"/>En tales funciones puede tenerse acceso a los datos enviados por <text:s text:c="2"/>el formulario en el arreglo del objeto <text:change-start text:change-id="ct17684442906880"/><text:span text:style-name="T5">_submitValues</text:span><text:change-end text:change-id="ct17684442906880"/>. <text:s text:c="3"/>En páginas de la ficha de captura de casos esos valores se pasaran a <text:s/>la función <text:change-start text:change-id="ct17684442907392"/><text:span text:style-name="T5">procesa</text:span><text:change-end text:change-id="ct17684442907392"/> del formulario cuyo primer parámetro es un arreglo <text:s text:c="2"/>con los valores enviados (i.e <text:change-start text:change-id="ct17684442910208"/><text:span text:style-name="T5">_</text:span><text:change-end text:change-id="ct17684442910208"/><text:change-start text:change-id="ct17684442907904"/><text:span text:style-name="T5">submitValues</text:span><text:change-end text:change-id="ct17684442907904"/>) de nombre <text:change-start text:change-id="ct17684442908416"/><text:span text:style-name="T5">valores</text:span><text:change-end text:change-id="ct17684442908416"/>. <text:s/>Así que las variables de entrada pueden ser <text:change-start text:change-id="ct17684332597248"/><text:span text:style-name="T5">_REQUEST, _GET, _POST, valores</text:span><text:change-end text:change-id="ct17684332597248"/> y <text:change-start text:change-id="ct17684332600832"/><text:span text:style-name="T5">_submitValues</text:span><text:change-end text:change-id="ct17684332600832"/> y todo uso de elementos de estas variables es:</text:p>
            </text:list-item>
          </text:list>
        </text:list-item>
      </text:list>
      <text:list xml:id="list9036612851957764178" text:style-name="L6">
        <text:list-item>
          <text:list>
            <text:list-item>
              <text:p text:style-name="P57">en un <text:change-start text:change-id="ct17684332601088"/><text:span text:style-name="T5">isset</text:span><text:change-end text:change-id="ct17684332601088"/> o en <text:change-start text:change-id="ct17684532435712"/><text:span text:style-name="T5">unset</text:span><text:change-end text:change-id="ct17684532435712"/></text:p>
            </text:list-item>
            <text:list-item>
              <text:p text:style-name="P57">comparación o asignación a un valor constante</text:p>
            </text:list-item>
            <text:list-item>
              <text:p text:style-name="P57">convertido a entero</text:p>
            </text:list-item>
            <text:list-item>
              <text:p text:style-name="P57">va dentro de la función <text:change-start text:change-id="ct17684332600576"/><text:span text:style-name="T5">var_escapa</text:span><text:change-end text:change-id="ct17684332600576"/></text:p>
            </text:list-item>
          </text:list>
        </text:list-item>
      </text:list>
      <text:list xml:id="list432459518" text:continue-list="list1328044813" text:style-name="L1">
        <text:list-item>
          <text:list>
            <text:list-item>
              <text:p text:style-name="P34">Todo fracaso al validar entradas resulta en rechazo de la entrada o saneamiento de la entrada.</text:p>
              <text:p text:style-name="P8">Si. Toda entrada se sanea como se explicó en 5.2</text:p>
            </text:list-item>
            <text:list-item>
              <text:p text:style-name="P34">Se especifica un juego de caracteres, como UTF-8 para toda fuente de entradas.</text:p>
              <text:p text:style-name="P8">Si. <text:change text:change-id="ct17684532434688"/><text:change-start text:change-id="ct17684532435968"/><text:span text:style-name="T6">UTF-8</text:span><text:change-end text:change-id="ct17684532435968"/></text:p>
            </text:list-item>
            <text:list-item>
              <text:p text:style-name="P34">Toda validación de entradas se realiza al lado del servidor.</text:p>
              <text:p text:style-name="P8">Si. <text:s/>Como se explicó en 5.2</text:p>
            </text:list-item>
            <text:list-item>
              <text:p text:style-name="P34">Un sólo control de validación es empleando en la aplicación para cada tipo de dato aceptado.</text:p>
              <text:p text:style-name="P17">Si ver 5.2<text:change-start text:change-id="ct17684532436480"/>, <text:span text:style-name="T6">(int) para enteros </text:span><text:change-end text:change-id="ct17684532436480"/><text:s/>y función <text:change-start text:change-id="ct17684532433152"/><text:span text:style-name="T5">var_escapa</text:span><text:change-end text:change-id="ct17684532433152"/><text:change-start text:change-id="ct17684532435200"/><text:span text:style-name="T19"> </text:span><text:span text:style-name="T20">para cadenas</text:span><text:change-end text:change-id="ct17684532435200"/></text:p>
            </text:list-item>
            <text:list-item>
              <text:p text:style-name="P34">Todo fracazo en validación es registrado en bitácoras.</text:p>
              <text:p text:style-name="P8"><text:change text:change-id="ct17684532433408"/></text:p>
            </text:list-item>
            <text:list-item>
              <text:p text:style-name="P34">Todo dato de entrada es canonizado para todo decodificador o interprete antes de la validación.</text:p>
              <text:p text:style-name="P8">No aplica, por saneamiento de toda entrada.</text:p>
            </text:list-item>
            <text:list-item>
              <text:p text:style-name="P34">Verificar que todo control de validación de entradas no está afectado por código malicioso.</text:p>
              <text:p text:style-name="P8">Verificado.</text:p>
              <text:p text:style-name="P34"/>
            </text:list-item>
          </text:list>
        </text:list-item>
      </text:list>
      <text:h text:style-name="P14" text:outline-level="2"><text:soft-page-break/>4.6 Escape/codificación de salida</text:h>
      <text:p text:style-name="P4"/>
      <text:list xml:id="list7569319792387931229" text:style-name="L7">
        <text:list-item>
          <text:list>
            <text:list-item>
              <text:p text:style-name="P35">Toda dato no confiable que es emitido en HTML (incluyendo elementos HTML, atributos HTML, valores jvascript, bloques CSS y atributos URI) son escapados apropiadamente para el contexto aplicable.</text:p>
              <text:p text:style-name="P20">Si. <text:s/>En la aplicación el código HTML se emite bien directamente con echo o bien por HTML_QuickForm. <text:s/>Para los casos de echo:</text:p>
            </text:list-item>
          </text:list>
        </text:list-item>
      </text:list>
      <text:list xml:id="list6684451064543243602" text:style-name="L8">
        <text:list-item>
          <text:list>
            <text:list-item>
              <text:p text:style-name="P21">Lo que se emite en Javascript se hace con la libreria HTML_Javascripty la variable htmljs</text:p>
            </text:list-item>
            <text:list-item>
              <text:p text:style-name="P21">Cuando se emiten variables en HTML</text:p>
            </text:list-item>
            <text:list-item>
              <text:p text:style-name="P45">se escapan explicitamente a (int) usan <text:change-start text:change-id="ct17684400316928"/><text:span text:style-name="T5">htmlentities</text:span><text:change-end text:change-id="ct17684400316928"/> o <text:change-start text:change-id="ct17684400320256"/><text:span text:style-name="T5">htmlspecialchars</text:span><text:change-end text:change-id="ct17684400320256"/> o <text:change-start text:change-id="ct17684400317184"/><text:span text:style-name="T5">urlencode</text:span><text:change-end text:change-id="ct17684400317184"/> o <text:change-start text:change-id="ct17684400317696"/><text:span text:style-name="T5">strip_tags</text:span><text:change-end text:change-id="ct17684400317696"/> o la función de SIVeL <text:change-start text:change-id="ct17684400317440"/><text:span text:style-name="T5">echo_esc</text:span><text:change-end text:change-id="ct17684400317440"/></text:p>
            </text:list-item>
            <text:list-item>
              <text:p text:style-name="P45">el nombre de la variable es de la forma <text:change-start text:change-id="ct17684400317952"/><text:span text:style-name="T5">html_</text:span><text:change-end text:change-id="ct17684400317952"/> para indicar que el valor ya está escapado --con <text:change-start text:change-id="ct17684400318720"/><text:span text:style-name="T5">htmlentities</text:span><text:change-end text:change-id="ct17684400318720"/> o <text:change-start text:change-id="ct17684400318208"/><text:span text:style-name="T5">htmlspeialchars</text:span><text:change-end text:change-id="ct17684400318208"/> cuando se requiere.</text:p>
            </text:list-item>
            <text:list-item>
              <text:p text:style-name="P21">Cuando se emite el resultado de llamadas a funciones:</text:p>
            </text:list-item>
            <text:list-item>
              <text:p text:style-name="P45">El nombre de la función es de la forma <text:change-start text:change-id="ct17684400318464"/><text:span text:style-name="T5">html_</text:span><text:change-end text:change-id="ct17684400318464"/> o <text:change-start text:change-id="ct17684400319232"/><text:span text:style-name="T5">Html</text:span><text:change-end text:change-id="ct17684400319232"/> para indicar que el valor que retorna ya está escapado. </text:p>
            </text:list-item>
            <text:list-item>
              <text:p text:style-name="P21">Si se emiten datos por ejemplo para un archivo las variables tienen el prefijo adjunto_ y las funciones el posfijo Adjunto<text:change-start text:change-id="ct17684507564288"/>. </text:p>
            </text:list-item>
            <text:list-item>
              <text:p text:style-name="P22"><text:span text:style-name="T6">Si se emiten datos en formatos como CSV o latex las variables tienen el postfijo </text:span><text:span text:style-name="T13">_ne</text:span><text:change-end text:change-id="ct17684507564288"/></text:p>
            </text:list-item>
          </text:list>
        </text:list-item>
      </text:list>
      <text:list xml:id="list66558619" text:continue-list="list7569319792387931229" text:style-name="L7">
        <text:list-item>
          <text:list>
            <text:list-item>
              <text:p text:style-name="P35">Todos los controles de codificación/escape se implementan al lado del servidor.</text:p>
              <text:p text:style-name="P20">Si</text:p>
            </text:list-item>
            <text:list-item>
              <text:p text:style-name="P35">Todos los controles de codifcación/escape codifican todos los caracteres que no se sepa que son seguros para el interprete pretendido.</text:p>
              <text:p text:style-name="P20">Si. Función <text:change-start text:change-id="ct17684507564032"/><text:span text:style-name="T5">var_escapa</text:span><text:change-end text:change-id="ct17684507564032"/> en <text:change-start text:change-id="ct17684507564544"/><text:span text:style-name="T5">misc.php</text:span><text:change-end text:change-id="ct17684507564544"/></text:p>
            </text:list-item>
            <text:list-item>
              <text:p text:style-name="P35">Todos los datos no confiables que van a interpretes SQL usan interfaces parametrizadas, estamentos preparados o se escapa apropiadamente.</text:p>
              <text:p text:style-name="P20">Si</text:p>
            </text:list-item>
            <text:list-item>
              <text:p text:style-name="P35">Todo dato no confiable que se emite en XML usa interfaces parametrizadas o se escapa apropiadamente.<text:change-start text:change-id="ct17684507563264"/></text:p>
              <text:p text:style-name="P35"><text:change-end text:change-id="ct17684507563264"/></text:p>
            </text:list-item>
            <text:list-item>
              <text:p text:style-name="P35">Todo dato no confiable que se use en consultas LDAP se escapa de forma apropiada.</text:p>
              <text:p text:style-name="P20">No aplica.</text:p>
            </text:list-item>
            <text:list-item>
              <text:p text:style-name="P35">Todo dato no confiable que se incluya en parámetros para comandos del sistema operativo es escapado apropiadamente.</text:p>
              <text:p text:style-name="P35"><text:span text:style-name="T2">Si. Sólo ocurre en </text:span><text:change-start text:change-id="ct17684507562496"/><text:span text:style-name="T10">consulta_web_correo.php</text:span><text:change-end text:change-id="ct17684507562496"/><text:span text:style-name="T2"> y verificación ortográfica en </text:span><text:change-start text:change-id="ct17684507561984"/><text:span text:style-name="T10">misc.php</text:span><text:change-end text:change-id="ct17684507561984"/><text:span text:style-name="T2">.</text:span> </text:p>
            </text:list-item>
            <text:list-item>
              <text:p text:style-name="P35"><text:soft-page-break/>Todo dato no confiable que se emite a interpretes que no se han listado especificamente antes se escapa apropiadamente.</text:p>
              <text:p text:style-name="P20">Se emite en HTML, SQL, XML, CSV, LaTeX y se interactua con interprete de comandos. <text:s text:c="2"/>Las emisiones CSV y LaTeX se han revisado.</text:p>
            </text:list-item>
            <text:list-item>
              <text:p text:style-name="P35">Para cada tipo de codificación/escape de salida realizado por la aplicación, hay un sólo control de seguridad<text:change-start text:change-id="ct17684532439808"/></text:p>
              <text:p text:style-name="P35"><text:change-end text:change-id="ct17684532439808"/></text:p>
            </text:list-item>
            <text:list-item>
              <text:p text:style-name="P35">Todo código que implementa o usa controles de validación de salida no está afectado por código malicioso.</text:p>
              <text:p text:style-name="P20">Verificado.</text:p>
            </text:list-item>
          </text:list>
        </text:list-item>
      </text:list>
      <text:h text:style-name="P14" text:outline-level="2">4.7 Criptografía</text:h>
      <text:list xml:id="list7090137621408375083" text:style-name="L9">
        <text:list-item>
          <text:list>
            <text:list-item>
              <text:p text:style-name="P36">Toda función criptográfica usada para proteger secretos del usuario de la aplicación se implementa al lado del servidor.</text:p>
              <text:p text:style-name="P23">Si, la aplicación cifra correos enviados por consulta_web_correo.php usando openssl, blowfish y una llave configurable en <text:change-start text:change-id="ct17684532438272"/><text:span text:style-name="T5">sitios/misitio/conf.php</text:span><text:change-end text:change-id="ct17684532438272"/>. <text:s/>Se recomienda y asume que la base de datos donde se almacena la información queda en una partición cifrada como ocurre por defecto en adJ que cifra usando <text:change-start text:change-id="ct17684532436992"/><text:span text:style-name="T5">vnconfig</text:span><text:change-end text:change-id="ct17684532436992"/> y Blowfish.</text:p>
            </text:list-item>
            <text:list-item>
              <text:p text:style-name="P36">Todo módulo criptográfico cuando falla lo hace de forma segura.</text:p>
              <text:p text:style-name="P23">Si</text:p>
            </text:list-item>
            <text:list-item>
              <text:p text:style-name="P36">El acceso a todo secreto maestro está protegido de acceso no autorizado (un secretomaestro es una credencial de la aplicación almacenado como texto plano en disco y usado para proteger acceso a información de configuración de seguridad). </text:p>
              <text:p text:style-name="P23">Si, en el archivo <text:change-start text:change-id="ct17684532438784"/><text:span text:style-name="T5">sitios/misitio/conf.php</text:span><text:change-end text:change-id="ct17684532438784"/>.</text:p>
            </text:list-item>
            <text:list-item>
              <text:p text:style-name="P36">Los condensados de claves tiene sal cuando son creados.<text:change-start text:change-id="ct17684362659584"/></text:p>
              <text:p text:style-name="P31">Si, ver bcrypt.php<text:change-end text:change-id="ct17684362659584"/></text:p>
            </text:list-item>
            <text:list-item>
              <text:p text:style-name="P36">Los fracasos de módulos criptográficos son registrados en bitácora<text:change-start text:change-id="ct17684362658048"/></text:p>
              <text:p text:style-name="P36"><text:change-end text:change-id="ct17684362658048"/></text:p>
            </text:list-item>
            <text:list-item>
              <text:p text:style-name="P36">Todos los número aleatorios, nombres de archivo aleatorios, identificaciones de grupo o usario aleatorios, cadenas aleatorias se generan usando el generador de números aleatorios aprovado del módulo de criptografía cuando tales valores se pretende que no puedan adivinarse por parte de un atacante.<text:change-start text:change-id="ct17684362660864"/></text:p>
              <text:p text:style-name="P24"><text:span text:style-name="T6">Si, ver bc</text:span><text:change-end text:change-id="ct17684362660864"/><text:change-start text:change-id="ct17684532439552"/><text:span text:style-name="T6">rypt.php</text:span><text:change-end text:change-id="ct17684532439552"/></text:p>
            </text:list-item>
            <text:list-item>
              <text:p text:style-name="P36">Los módulos de criptografía usados por la aplicación se han validado frente al estándar 140-2 FIPS o uno equivalente (Ver <text:a xlink:type="simple" xlink:href="http://csrc.nist.gov/groups/STM/cmvp/validation.html">http://csrc.nist.gov/groups/STM/cmvp/validation.html</text:a>).</text:p>
              <text:p text:style-name="P23">Si. Se usa blowfish<text:change-start text:change-id="ct17684362658816"/> <text:span text:style-name="T6">y bcrypt</text:span><text:change-end text:change-id="ct17684362658816"/>.</text:p>
            </text:list-item>
            <text:list-item>
              <text:p text:style-name="P36">Los módulos criptográficos operan en su modo aprovado de acuerdo a las políticas de seguridad publicadas (Ver <text:a xlink:type="simple" xlink:href="http://csrc.nist.gov/groups/STM/cmvp/validation.html">http://csrc.nist.gov/groups/STM/cmvp/validation.html</text:a>).</text:p>
              <text:p text:style-name="P23">Si. Se usa blowfish<text:change-start text:change-id="ct17684362657792"/> <text:span text:style-name="T6">y bcrypt</text:span><text:change-end text:change-id="ct17684362657792"/>.</text:p>
            </text:list-item>
            <text:list-item>
              <text:p text:style-name="P36"><text:soft-page-break/>Hay una política explicita de como manejar llaves criptográficas (e.g., generadas, distribuidas, revocadas, expiradas). <text:s/>Esta política es obligada apropiadamente.<text:change-start text:change-id="ct17684362659840"/></text:p>
              <text:p text:style-name="P36"><text:change-end text:change-id="ct17684362659840"/></text:p>
            </text:list-item>
            <text:list-item>
              <text:p text:style-name="P36">Todo código que soporta o usa un módulo criptográfico no está afectado por código malicioso.</text:p>
              <text:p text:style-name="P23">Si</text:p>
            </text:list-item>
          </text:list>
        </text:list-item>
      </text:list>
      <text:h text:style-name="P14" text:outline-level="2">4.8 Manejo de errores y bitácoras</text:h>
      <text:list xml:id="list2958685717547914905" text:style-name="L10">
        <text:list-item>
          <text:list>
            <text:list-item>
              <text:p text:style-name="P37">La aplicación no emite mensajes de error o trazas de la pila que contengan información sensitiva que pueda asistir a un atacante, incluyendo ID de sesión o información personal.</text:p>
              <text:p text:style-name="P25">Si</text:p>
            </text:list-item>
            <text:list-item>
              <text:p text:style-name="P37">Todos los errores del lado del servidor son manejados por el servidor.<text:change-start text:change-id="ct17684338600192"/></text:p>
              <text:p text:style-name="P37"><text:change-end text:change-id="ct17684338600192"/></text:p>
            </text:list-item>
            <text:list-item>
              <text:p text:style-name="P37">Todos los controles de bitácoras se implementan en el servidor.<text:change-start text:change-id="ct17684338599168"/></text:p>
              <text:p text:style-name="P37"><text:change-end text:change-id="ct17684338599168"/></text:p>
            </text:list-item>
            <text:list-item>
              <text:p text:style-name="P37">La lógica para manejo de errores en los controles de seguridad deniega el acceso por defecto.<text:change-start text:change-id="ct17684338599424"/></text:p>
              <text:p text:style-name="P37"><text:change-end text:change-id="ct17684338599424"/></text:p>
            </text:list-item>
            <text:list-item>
              <text:p text:style-name="P37">Los controles de bitácora de seguridad proveen la habilidad para registrar tanto éxitos como fracasos que se identifican como relevantes respecto a seguridad.<text:change-start text:change-id="ct17684338600704"/></text:p>
              <text:p text:style-name="P37"><text:change-end text:change-id="ct17684338600704"/></text:p>
            </text:list-item>
            <text:list-item>
              <text:p text:style-name="P37">Cada registro incluye: (1) marca de tiempo de una fuente confiable, (2) nivel de severidad del evento, (3) una indicación si es un evento de seguridad relevante (si se mezcla con otras bitacoras), (4) identidad del usuario que causo el evento (si hay uno asociado), (5) IP fuente del requerimiento asociado con el evento, (6) si el evento tuvo éxito o fracaso y (7) una descripción del evento.<text:change-start text:change-id="ct17684338597888"/></text:p>
              <text:p text:style-name="P37"><text:change-end text:change-id="ct17684338597888"/></text:p>
            </text:list-item>
            <text:list-item>
              <text:p text:style-name="P37">Todos los eventos que incluyen datos no confiables no se ejecutaran como código en el software para examinar bitácoras.<text:change-start text:change-id="ct17684338601216"/></text:p>
              <text:p text:style-name="P37"><text:change-end text:change-id="ct17684338601216"/></text:p>
            </text:list-item>
            <text:list-item>
              <text:p text:style-name="P37">Las bitácoras de seguridad están protegidas de acceso no autorizado ni modificación.<text:change-start text:change-id="ct17684383699968"/></text:p>
              <text:p text:style-name="P37"><text:change-end text:change-id="ct17684383699968"/></text:p>
            </text:list-item>
            <text:list-item>
              <text:p text:style-name="P37">Hay una única implementación de bitácoras que es usada por la aplicación.<text:change-start text:change-id="ct17684383699200"/></text:p>
              <text:p text:style-name="P37"><text:change-end text:change-id="ct17684383699200"/></text:p>
            </text:list-item>
            <text:list-item>
              <text:p text:style-name="P37">La aplicación no registra en bitácora datos sensitivos que podrían asistir a un atacante, incluyen ids de sesión e información personal o sensitiva.<text:change-start text:change-id="ct17684383700480"/></text:p>
              <text:p text:style-name="P37"><text:change-end text:change-id="ct17684383700480"/></text:p>
            </text:list-item>
            <text:list-item>
              <text:p text:style-name="P37">Está disponible una herramienta para análisis de bitacoras que permita al analista <text:soft-page-break/>buscar eventos basado en una combinación de criterios de búsqueda a lo largo de todos los campos del registro en el formato soportado por el sistema.<text:change-start text:change-id="ct17684383700224"/></text:p>
              <text:p text:style-name="P37"><text:change-end text:change-id="ct17684383700224"/></text:p>
            </text:list-item>
            <text:list-item>
              <text:p text:style-name="P37">Todo el código que implement o usa manejo de errores y controles de bitacora no está afectado por código malicioso.</text:p>
              <text:p text:style-name="P25">Verificado.</text:p>
              <text:p text:style-name="P25"/>
            </text:list-item>
          </text:list>
        </text:list-item>
      </text:list>
      <text:h text:style-name="P14" text:outline-level="2">4.9 Protección de Datos</text:h>
      <text:list xml:id="list7130985065770780021" text:style-name="L11">
        <text:list-item>
          <text:list>
            <text:list-item>
              <text:p text:style-name="P38">Todo formulario con información sensitiva ha deshabilitado caching al lado del client, incluyendo características de autocompletación.<text:change-start text:change-id="ct17684320939776"/></text:p>
              <text:p text:style-name="P38"><text:change-end text:change-id="ct17684320939776"/></text:p>
            </text:list-item>
            <text:list-item>
              <text:p text:style-name="P38">La lista de datos sensitivos procesados por esta aplicación se ha identificado, y hay una política explicita sobre como controlar estos datos, y que los cifra (tanto cuando está en descanso como en tránsito). Esta política se obliga apropiadamente.</text:p>
              <text:p text:style-name="P26">Si, <text:change-start text:change-id="ct17684320936960"/><text:span text:style-name="T6">manejo de </text:span><text:change-end text:change-id="ct17684320936960"/>claves centralizad<text:change text:change-id="ct17684320935936"/><text:change-start text:change-id="ct17684320937216"/><text:span text:style-name="T6">o</text:span><text:change-end text:change-id="ct17684320937216"/> en <text:change-start text:change-id="ct17684320936192"/><text:span text:style-name="T5">aut.php</text:span><text:change-end text:change-id="ct17684320936192"/>. <text:s/>Fuentes de información almacenadas en base cifrada en la instalación recomendada con adJ.</text:p>
            </text:list-item>
            <text:list-item>
              <text:p text:style-name="P38">Todo dato sensible es enviado al servidor en el cuerpo del mensaje HTTP (no se usan parámetros URL para enviar datos sensibles).</text:p>
              <text:p text:style-name="P26">Si</text:p>
            </text:list-item>
            <text:list-item>
              <text:p text:style-name="P38">Toda copia temporal (o cached) de datos sensibles enviados al cliente es protegida de acceso no autorizado o purgada/invalidada después de que el usuario autorizado accede a los datos sensibles (e.g <text:s/>se establecen los encabezados <text:s/>apropiados no-cache y no-store Cache-Control).<text:change-start text:change-id="ct17684320936448"/></text:p>
              <text:p text:style-name="P38"><text:change-end text:change-id="ct17684320936448"/></text:p>
            </text:list-item>
            <text:list-item>
              <text:p text:style-name="P38">Todo copia temporal de datos sensibles almacenados en el servidor es protegida de acceso no autorizado o purgada/invalidada después de que el usuario autorizado la utiliza.<text:change-start text:change-id="ct17684320939008"/></text:p>
              <text:p text:style-name="P38"><text:change-end text:change-id="ct17684320939008"/></text:p>
            </text:list-item>
            <text:list-item>
              <text:p text:style-name="P38">Hay un método para eliminar cada tipo de dato sensible de la aplicación al final de su periodo de retención requerido.</text:p>
            </text:list-item>
          </text:list>
        </text:list-item>
      </text:list>
      <text:p text:style-name="P4"/>
      <text:h text:style-name="P14" text:outline-level="2">4.10 Seguridad en Comunicaciones</text:h>
      <text:list xml:id="list4981967267313217222" text:style-name="L12">
        <text:list-item>
          <text:list>
            <text:list-item>
              <text:p text:style-name="P66">Puede crearse una ruta entre un CA confiable a cada servidor de Seguridad en Capa de Transporte (TLS), y que cada certificado del servidor es válido.</text:p>
              <text:p text:style-name="P60">Aunque hay una CA por usar, falta emplearla siempre.</text:p>
            </text:list-item>
            <text:list-item>
              <text:p text:style-name="P66">Las conexiones TLS que fracasan no llegan a una conexión no segura.</text:p>
              <text:p text:style-name="P58">Si</text:p>
            </text:list-item>
            <text:list-item>
              <text:p text:style-name="P66">TLS se usa para toda conexión (incluyendo tanto externas como respaldadas) que se autentica o que involucra <text:s/>datos sensible o funciones.</text:p>
              <text:p text:style-name="P58">Si en configuración por defecto con adJ.</text:p>
            </text:list-item>
            <text:list-item>
              <text:p text:style-name="P66"><text:soft-page-break/>Los fracasos en conexiones TLS se registran en bitácora.</text:p>
              <text:p text:style-name="P58">Si, lo hace el servidor web recomendado en la configuración por defecto.</text:p>
            </text:list-item>
            <text:list-item>
              <text:p text:style-name="P66">Las rutas de certificados se construyen y verifican para todos los certificados clientes que usan anclas de confianza configuradas e información de revocación.<text:change-start text:change-id="ct17684362668288"/></text:p>
              <text:p text:style-name="P66"><text:change-end text:change-id="ct17684362668288"/></text:p>
            </text:list-item>
            <text:list-item>
              <text:p text:style-name="P66">Toda conexión a sistemas externos que involucran información sensible o funciones son autenticadas.</text:p>
              <text:p text:style-name="P58">No aplica.</text:p>
            </text:list-item>
            <text:list-item>
              <text:p text:style-name="P66">Toda conexión a sistemas externos que involucran información sensible o funciones usan una cuenta que ha sido establecido con un mínimo de privilegios necesarios para que la aplicación funciona apropiadamente.</text:p>
              <text:p text:style-name="P58">No aplica</text:p>
            </text:list-item>
            <text:list-item>
              <text:p text:style-name="P66">Hay una sóla implementación estándar TLS que es usada por la aplicación que es configurada para operar en el modo aprovado de operación <text:s/>(Ver http://csrc.nist.gov/groups/STM/cmvp/documents/fips140-2/FIPS1402IG.pdf ).</text:p>
              <text:p text:style-name="P58">Si. <text:s/>En el documento se cita RSA como algoritmo aprovado, que es justamente el empleado por SSL, que es la forma recomendada y usada en instalaciones por defecto de adJ para operar SIVeL.</text:p>
            </text:list-item>
            <text:list-item>
              <text:p text:style-name="P66">Para toda conexión se definen codificaciones de caracteres específicas <text:s/>(e.g., UTF-8).</text:p>
              <text:p text:style-name="P58">Si. <text:change-start text:change-id="ct17684362666752"/><text:span text:style-name="T6">UTF-8</text:span><text:change-end text:change-id="ct17684362666752"/><text:change text:change-id="ct17684362668032"/></text:p>
            </text:list-item>
          </text:list>
        </text:list-item>
      </text:list>
      <text:h text:style-name="P14" text:outline-level="2">4.11 Seguridad HTTP</text:h>
      <text:list xml:id="list487473315486643726" text:style-name="L13">
        <text:list-item>
          <text:list>
            <text:list-item>
              <text:p text:style-name="P39">Las redirecciones no tienen datos no validados</text:p>
              <text:p text:style-name="P27">Si, particularmente en <text:change-start text:change-id="ct17684424953088"/><text:span text:style-name="T5">detalle.php</text:span><text:change-end text:change-id="ct17684424953088"/></text:p>
            </text:list-item>
            <text:list-item>
              <text:p text:style-name="P39">La aplicación acepta sólo un conjunto definido de métodos de requerimiento HTTP como GET y POST.</text:p>
              <text:p text:style-name="P27">Si. <text:change-start text:change-id="ct17684424953600"/><text:span text:style-name="T5">_GET, _POST</text:span><text:span text:style-name="T19"> y </text:span><text:span text:style-name="T5">_REQUEST</text:span><text:change-end text:change-id="ct17684424953600"/></text:p>
            </text:list-item>
            <text:list-item>
              <text:p text:style-name="P39">Toda respuesta HTTP contiene un encabezado con el tipo de contenido que especifíca un juego de caracteres seguro (como UTF-8).<text:change-start text:change-id="ct17684424953344"/></text:p>
              <text:p text:style-name="P39"><text:change-end text:change-id="ct17684424953344"/></text:p>
            </text:list-item>
            <text:list-item>
              <text:p text:style-name="P39">La bandera HTTPOnly se usa en toda galleta que no requiera acceso específico de JavaScript.<text:change-start text:change-id="ct17684308459520"/></text:p>
              <text:p text:style-name="P39"><text:change-end text:change-id="ct17684308459520"/></text:p>
            </text:list-item>
            <text:list-item>
              <text:p text:style-name="P39">La bandera segura se usa en toda galleta que contenga información sensitiva, incluyen la galleta de sesión.<text:change-start text:change-id="ct17684308462336"/></text:p>
              <text:p text:style-name="P39"><text:change-end text:change-id="ct17684308462336"/></text:p>
            </text:list-item>
            <text:list-item>
              <text:p text:style-name="P39">Los encabezados HTTP tanto en requerimientos como en respuestas contiene sólo caracteres ASCII imprimibles.</text:p>
              <text:p text:style-name="P27">Si.</text:p>
            </text:list-item>
            <text:list-item>
              <text:p text:style-name="P39">La aplicacón genera token fuertemente aleatorio como parte de todos los enlaces y formularios asociados con transacciones o que acceden a datos sensibles, y que la aplicación verifica la presencia de estos tokens con un valor apropiado para el usuario actual cuando procesa los requerimientos (evita CSRF).</text:p>
              <text:p text:style-name="P27"><text:change-start text:change-id="ct17684424695808"/><text:soft-page-break/>Si con funciones <text:span text:style-name="T5">agrega_control_CSRF</text:span> y <text:span text:style-name="T5">verifica_sin_CSRF</text:span> de <text:span text:style-name="T5">misc.php</text:span><text:change-end text:change-id="ct17684424695808"/><text:change-start text:change-id="ct17684425374976"/>, <text:change-end text:change-id="ct17684425374976"/><text:change-start text:change-id="ct17684449692672"/><text:span text:style-name="T21">con tokens de 16 bytes generados con buen generador </text:span><text:span text:style-name="T23">/dev/random</text:span><text:span text:style-name="T21"> de OpenBSD (ver </text:span><text:span text:style-name="T23">bcrypt.php</text:span><text:span text:style-name="T21">), usable por defecto en adJ 5.4 en jaula chroot </text:span><text:change-end text:change-id="ct17684449692672"/><text:change text:change-id="ct17684425095936"/><text:change-start text:change-id="ct17684308438784"/><text:span text:style-name="T23">/var/www</text:span><text:span text:style-name="T7">.</text:span><text:change-end text:change-id="ct17684308438784"/></text:p>
            </text:list-item>
          </text:list>
        </text:list-item>
      </text:list>
      <text:h text:style-name="P14" text:outline-level="2">4.12 Configuración de Seguridad</text:h>
      <text:list xml:id="list4693219382550895547" text:style-name="L14">
        <text:list-item>
          <text:list>
            <text:list-item>
              <text:p text:style-name="P40">Toda la información relevante a la conafiguración de seguridad se mantiene en ubicaciones protegidas de acceso no autorizado.</text:p>
              <text:p text:style-name="P28">Si en base de datos claves con condensado y maestros en conf.php cuyos permisos y los de sus copias de seguridad se han restringido hasta lo posible por archivos de comandos de creación y configuración.</text:p>
            </text:list-item>
            <text:list-item>
              <text:p text:style-name="P40">Todo acceso a la aplicación es denegado si la aplicación no puede acceder a la información de configuración de seguridad.</text:p>
              <text:p text:style-name="P28">Si.</text:p>
            </text:list-item>
            <text:list-item>
              <text:p text:style-name="P40">Todo cambio a la configuración de seguridad administrado por la aplicación es registrado en la bitacora de eventos de seguridad.</text:p>
            </text:list-item>
            <text:list-item>
              <text:p text:style-name="P40">El almacen de configuraciones puede ser emitido en un formato legible para humanos para facilitar las auditorias.</text:p>
              <text:p text:style-name="P28">Si, en el caso de conf.php</text:p>
            </text:list-item>
          </text:list>
        </text:list-item>
      </text:list>
      <text:h text:style-name="P14" text:outline-level="2">4.13 Búsqueda de código malicioso</text:h>
      <text:list xml:id="list8243679671852228125" text:style-name="L15">
        <text:list-item>
          <text:list>
            <text:list-item>
              <text:p text:style-name="P41">Ningún código malicios está en código alguno que fue desarrollado o modificado para crear la aplicación.</text:p>
              <text:p text:style-name="P29">Verificado</text:p>
            </text:list-item>
            <text:list-item>
              <text:p text:style-name="P41">La integridad del código interpretado, de librerías o ejecutables y de archivos de configuración se verifica mediante sumas de chequeo o condensados.</text:p>
              <text:p text:style-name="P43">Parcial. En el caso de librerías de Pear (y otros paquetes) por defecto se instalan de paquetes que se crean tras verificar sumas de fuentes.</text:p>
            </text:list-item>
          </text:list>
        </text:list-item>
      </text:list>
      <text:h text:style-name="P14" text:outline-level="2">4.14 Seguridad Interna</text:h>
      <text:list xml:id="list6877095224435226680" text:style-name="L16">
        <text:list-item>
          <text:list>
            <text:list-item>
              <text:p text:style-name="P42">La aplicación protege atributos de usuarios y datos e información de políticas usados por los controles de acceso de uso o modificación no autorizadas.</text:p>
              <text:p text:style-name="P30">Si.</text:p>
            </text:list-item>
            <text:list-item>
              <text:p text:style-name="P42">Verificar que las interfaces para controlar seguridad son suficientemente simples de manera que los desarrolladores puedan emplearlos correctamente.</text:p>
              <text:p text:style-name="P44">Parcial, en el caso de autenticación son de Auth.</text:p>
            </text:list-item>
            <text:list-item>
              <text:p text:style-name="P42">La aplicación protege apropiadamente las variables y recursos compartidos de acceso concurrente inadecuado.</text:p>
              <text:p text:style-name="P30">Si. Depende de facilidades de base de datos. Para envio de correo usa candado<text:change-start text:change-id="ct17684423449088"/> <text:span text:style-name="T21">(lock)</text:span><text:change-end text:change-id="ct17684423449088"/>.</text:p>
            </text:list-item>
          </text:list>
        </text:list-item>
      </text:list>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svg:font-family="Courier" style:font-family-generic="modern" style:font-pitch="fixed"/>
    <style:font-face style:name="Linux Libertine G2" svg:font-family="'Linux Libertine G'" style:font-pitch="variable"/>
    <style:font-face style:name="Linux Libertine G" svg:font-family="'Linux Libertine G'" style:font-family-generic="roman" style:font-pitch="variable"/>
    <style:font-face style:name="Linux Libertine G1" svg:font-family="'Linux Libertine G'" style:font-family-generic="swiss" style:font-pitch="variable"/>
    <style:font-face style:name="Linux Libertine G3" svg:font-family="'Linux Libertine G'"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G" fo:font-size="12pt" fo:language="es" fo:country="CO" style:letter-kerning="true" style:font-name-asian="Linux Libertine G3" style:font-size-asian="10.5pt" style:language-asian="zh" style:country-asian="CN" style:font-name-complex="Linux Libertine G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Libertine G1" fo:font-size="14pt" style:font-name-asian="Linux Libertine G3" style:font-size-asian="14pt" style:font-name-complex="Linux Libertine G3"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ulo"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CO"/>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imir Támara Patiño</meta:initial-creator>
    <meta:creation-date>2011-09-26T04:58:58</meta:creation-date>
    <dc:date>2014-03-31T09:15:17</dc:date>
    <meta:editing-duration>P1DT9H59M20S</meta:editing-duration>
    <meta:editing-cycles>48</meta:editing-cycles>
    <meta:generator>LibreOffice/4.0.4.2$OpenBSD_X86_64 LibreOffice_project/400m0$Build-2</meta:generator>
    <meta:document-statistic meta:table-count="0" meta:image-count="0" meta:object-count="0" meta:page-count="12" meta:paragraph-count="252" meta:word-count="3763" meta:character-count="23872" meta:non-whitespace-character-count="20421"/>
  </office:meta>
</office:document-meta>
</file>